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/>
      <style:text-properties fo:color="#006600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/>
      <style:text-properties fo:color="#000000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99">
      <style:text-properties fo:color="#cc0000" fo:font-weight="bold" style:font-weight-asian="bold" style:font-weight-complex="bold"/>
    </style:style>
    <style:style style:name="ce12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6"/>
        <table:table-column table:style-name="co2" table:number-columns-repeated="3" table:default-cell-style-name="ce8"/>
        <table:table-column table:style-name="co3" table:default-cell-style-name="ce8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ce7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administrative costs</text:p>
          </table:table-cell>
          <table:table-cell table:style-name="ce7" office:value-type="float" office:value="823896" calcext:value-type="float">
            <text:p>823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management fund contributions</text:p>
          </table:table-cell>
          <table:table-cell table:style-name="ce7" office:value-type="float" office:value="84000" calcext:value-type="float">
            <text:p>84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total budget</text:p>
          </table:table-cell>
          <table:table-cell table:style-name="ce7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administrative costs</text:p>
          </table:table-cell>
          <table:table-cell table:style-name="ce7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repairs and maint. costs</text:p>
          </table:table-cell>
          <table:table-cell table:style-name="ce7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initial reserve fund amount</text:p>
          </table:table-cell>
          <table:table-cell table:style-name="ce7" office:value-type="float" office:value="570000" calcext:value-type="float">
            <text:p>570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IF([.$B$9]&gt;[.$B$8];&quot;Unrealistic&quot;; &quot;&quot;)">
            <text:p/>
          </table:table-cell>
          <table:table-cell table:style-name="Default" table:number-columns-repeated="2"/>
          <table:table-cell table:number-columns-repeated="14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4" table:number-columns-repeated="5"/>
          <table:table-cell table:style-name="ce4" table:formula="of:=[.B1]" office:value-type="float" office:value="2018" calcext:value-type="float">
            <text:p>2018</text:p>
          </table:table-cell>
          <table:table-cell table:style-name="ce4" table:formula="of:=[.G12]+1" office:value-type="float" office:value="2019" calcext:value-type="float">
            <text:p>2019</text:p>
          </table:table-cell>
          <table:table-cell table:style-name="ce4" table:formula="of:=[.H12]+1" office:value-type="float" office:value="2020" calcext:value-type="float">
            <text:p>2020</text:p>
          </table:table-cell>
          <table:table-cell table:style-name="ce4" table:formula="of:=[.I12]+1" office:value-type="float" office:value="2021" calcext:value-type="float">
            <text:p>2021</text:p>
          </table:table-cell>
          <table:table-cell table:style-name="ce4" table:formula="of:=[.J12]+1" office:value-type="float" office:value="2022" calcext:value-type="float">
            <text:p>2022</text:p>
          </table:table-cell>
          <table:table-cell table:style-name="ce4" table:formula="of:=[.K12]+1" office:value-type="float" office:value="2023" calcext:value-type="float">
            <text:p>2023</text:p>
          </table:table-cell>
          <table:table-cell table:style-name="ce4" table:formula="of:=[.L12]+1" office:value-type="float" office:value="2024" calcext:value-type="float">
            <text:p>2024</text:p>
          </table:table-cell>
          <table:table-cell table:style-name="ce4" table:formula="of:=[.M12]+1" office:value-type="float" office:value="2025" calcext:value-type="float">
            <text:p>2025</text:p>
          </table:table-cell>
          <table:table-cell table:style-name="ce4" table:formula="of:=[.N12]+1" office:value-type="float" office:value="2026" calcext:value-type="float">
            <text:p>2026</text:p>
          </table:table-cell>
          <table:table-cell table:style-name="ce4" table:formula="of:=[.O12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8]+[.G13]" office:value-type="float" office:value="22" calcext:value-type="float">
            <text:p>22</text:p>
          </table:table-cell>
          <table:table-cell table:formula="of:=[.$B$8]+[.H13]" office:value-type="float" office:value="21" calcext:value-type="float">
            <text:p>21</text:p>
          </table:table-cell>
          <table:table-cell table:formula="of:=[.$B$8]+[.I13]" office:value-type="float" office:value="19" calcext:value-type="float">
            <text:p>19</text:p>
          </table:table-cell>
          <table:table-cell table:formula="of:=[.$B$8]+[.J13]" office:value-type="float" office:value="7" calcext:value-type="float">
            <text:p>7</text:p>
          </table:table-cell>
          <table:table-cell table:formula="of:=[.$B$8]+[.K13]" office:value-type="float" office:value="7" calcext:value-type="float">
            <text:p>7</text:p>
          </table:table-cell>
          <table:table-cell table:formula="of:=[.$B$8]+[.L13]" office:value-type="float" office:value="7" calcext:value-type="float">
            <text:p>7</text:p>
          </table:table-cell>
          <table:table-cell table:formula="of:=[.$B$8]+[.M13]" office:value-type="float" office:value="7" calcext:value-type="float">
            <text:p>7</text:p>
          </table:table-cell>
          <table:table-cell table:formula="of:=[.$B$8]+[.N13]" office:value-type="float" office:value="7" calcext:value-type="float">
            <text:p>7</text:p>
          </table:table-cell>
          <table:table-cell table:formula="of:=[.$B$8]+[.O13]" office:value-type="float" office:value="7" calcext:value-type="float">
            <text:p>7</text:p>
          </table:table-cell>
          <table:table-cell table:formula="of:=[.$B$8]+[.P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7]" office:value-type="float" office:value="570000" calcext:value-type="float">
            <text:p>570000</text:p>
          </table:table-cell>
          <table:table-cell table:formula="of:=[.G23]" office:value-type="float" office:value="547117.326" calcext:value-type="float">
            <text:p>547117.326</text:p>
          </table:table-cell>
          <table:table-cell table:formula="of:=[.H23]" office:value-type="float" office:value="928362.29976" calcext:value-type="float">
            <text:p>928362.29976</text:p>
          </table:table-cell>
          <table:table-cell table:formula="of:=[.I23]" office:value-type="float" office:value="1313138.2752054" calcext:value-type="float">
            <text:p>1313138.2752054</text:p>
          </table:table-cell>
          <table:table-cell table:formula="of:=[.J23]" office:value-type="float" office:value="273175.333505087" calcext:value-type="float">
            <text:p>273175.333505087</text:p>
          </table:table-cell>
          <table:table-cell table:formula="of:=[.K23]" office:value-type="float" office:value="983895.571980518" calcext:value-type="float">
            <text:p>983895.571980518</text:p>
          </table:table-cell>
          <table:table-cell table:formula="of:=[.L23]" office:value-type="float" office:value="946882.311167957" calcext:value-type="float">
            <text:p>946882.311167957</text:p>
          </table:table-cell>
          <table:table-cell table:formula="of:=[.M23]" office:value-type="float" office:value="1385744.25347448" calcext:value-type="float">
            <text:p>1385744.25347448</text:p>
          </table:table-cell>
          <table:table-cell table:formula="of:=[.N23]" office:value-type="float" office:value="2174076.09872252" calcext:value-type="float">
            <text:p>2174076.09872252</text:p>
          </table:table-cell>
          <table:table-cell table:formula="of:=[.O23]" office:value-type="float" office:value="3196485.29961905" calcext:value-type="float">
            <text:p>3196485.2996190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5]" office:value-type="float" office:value="881569" calcext:value-type="float">
            <text:p>881569</text:p>
          </table:table-cell>
          <table:table-cell table:formula="of:=[.G16]*(1+[.$B$8]/100)" office:value-type="float" office:value="943278.83" calcext:value-type="float">
            <text:p>943278.83</text:p>
          </table:table-cell>
          <table:table-cell table:formula="of:=[.H16]*(1+[.$B$8]/100)" office:value-type="float" office:value="1009308.3481" calcext:value-type="float">
            <text:p>1009308.3481</text:p>
          </table:table-cell>
          <table:table-cell table:formula="of:=[.I16]*(1+[.$B$8]/100)" office:value-type="float" office:value="1079959.932467" calcext:value-type="float">
            <text:p>1079959.932467</text:p>
          </table:table-cell>
          <table:table-cell table:formula="of:=[.J16]*(1+[.$B$8]/100)" office:value-type="float" office:value="1155557.12773969" calcext:value-type="float">
            <text:p>1155557.12773969</text:p>
          </table:table-cell>
          <table:table-cell table:formula="of:=[.K16]*(1+[.$B$8]/100)" office:value-type="float" office:value="1236446.12668147" calcext:value-type="float">
            <text:p>1236446.12668147</text:p>
          </table:table-cell>
          <table:table-cell table:formula="of:=[.L16]*(1+[.$B$8]/100)" office:value-type="float" office:value="1322997.35554917" calcext:value-type="float">
            <text:p>1322997.35554917</text:p>
          </table:table-cell>
          <table:table-cell table:formula="of:=[.M16]*(1+[.$B$8]/100)" office:value-type="float" office:value="1415607.17043761" calcext:value-type="float">
            <text:p>1415607.17043761</text:p>
          </table:table-cell>
          <table:table-cell table:formula="of:=[.N16]*(1+[.$B$8]/100)" office:value-type="float" office:value="1514699.67236825" calcext:value-type="float">
            <text:p>1514699.67236825</text:p>
          </table:table-cell>
          <table:table-cell table:formula="of:=[.O16]*(1+[.$B$8]/100)" office:value-type="float" office:value="1620728.64943402" calcext:value-type="float">
            <text:p>1620728.6494340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6]" office:value-type="float" office:value="165000" calcext:value-type="float">
            <text:p>165000</text:p>
          </table:table-cell>
          <table:table-cell table:formula="of:=[.G17]*(1+[.$B$8]/100)" office:value-type="float" office:value="176550" calcext:value-type="float">
            <text:p>176550</text:p>
          </table:table-cell>
          <table:table-cell table:formula="of:=[.H17]*(1+[.$B$8]/100)" office:value-type="float" office:value="188908.5" calcext:value-type="float">
            <text:p>188908.5</text:p>
          </table:table-cell>
          <table:table-cell table:formula="of:=[.I17]*(1+[.$B$8]/100)" office:value-type="float" office:value="202132.095" calcext:value-type="float">
            <text:p>202132.095</text:p>
          </table:table-cell>
          <table:table-cell table:formula="of:=[.J17]*(1+[.$B$8]/100)" office:value-type="float" office:value="216281.34165" calcext:value-type="float">
            <text:p>216281.34165</text:p>
          </table:table-cell>
          <table:table-cell table:formula="of:=[.K17]*(1+[.$B$8]/100)" office:value-type="float" office:value="231421.0355655" calcext:value-type="float">
            <text:p>231421.0355655</text:p>
          </table:table-cell>
          <table:table-cell table:formula="of:=[.L17]*(1+[.$B$8]/100)" office:value-type="float" office:value="247620.508055085" calcext:value-type="float">
            <text:p>247620.508055085</text:p>
          </table:table-cell>
          <table:table-cell table:formula="of:=[.M17]*(1+[.$B$8]/100)" office:value-type="float" office:value="264953.943618941" calcext:value-type="float">
            <text:p>264953.943618941</text:p>
          </table:table-cell>
          <table:table-cell table:formula="of:=[.N17]*(1+[.$B$8]/100)" office:value-type="float" office:value="283500.719672267" calcext:value-type="float">
            <text:p>283500.719672267</text:p>
          </table:table-cell>
          <table:table-cell table:formula="of:=[.O17]*(1+[.$B$8]/100)" office:value-type="float" office:value="303345.770049326" calcext:value-type="float">
            <text:p>303345.7700493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4]*(1+[.G14]/100)" office:value-type="float" office:value="1107633.12" calcext:value-type="float">
            <text:p>1107633.12</text:p>
          </table:table-cell>
          <table:table-cell table:formula="of:=[.G18]*(1+[.H14]/100)" office:value-type="float" office:value="1340236.0752" calcext:value-type="float">
            <text:p>1340236.0752</text:p>
          </table:table-cell>
          <table:table-cell table:formula="of:=[.H18]*(1+[.I14]/100)" office:value-type="float" office:value="1594880.929488" calcext:value-type="float">
            <text:p>1594880.929488</text:p>
          </table:table-cell>
          <table:table-cell table:formula="of:=[.I18]*(1+[.J14]/100)" office:value-type="float" office:value="1706522.59455216" calcext:value-type="float">
            <text:p>1706522.59455216</text:p>
          </table:table-cell>
          <table:table-cell table:formula="of:=[.J18]*(1+[.K14]/100)" office:value-type="float" office:value="1825979.17617081" calcext:value-type="float">
            <text:p>1825979.17617081</text:p>
          </table:table-cell>
          <table:table-cell table:formula="of:=[.K18]*(1+[.L14]/100)" office:value-type="float" office:value="1953797.71850277" calcext:value-type="float">
            <text:p>1953797.71850277</text:p>
          </table:table-cell>
          <table:table-cell table:formula="of:=[.L18]*(1+[.M14]/100)" office:value-type="float" office:value="2090563.55879796" calcext:value-type="float">
            <text:p>2090563.55879796</text:p>
          </table:table-cell>
          <table:table-cell table:formula="of:=[.M18]*(1+[.N14]/100)" office:value-type="float" office:value="2236903.00791382" calcext:value-type="float">
            <text:p>2236903.00791382</text:p>
          </table:table-cell>
          <table:table-cell table:formula="of:=[.N18]*(1+[.O14]/100)" office:value-type="float" office:value="2393486.21846779" calcext:value-type="float">
            <text:p>2393486.21846779</text:p>
          </table:table-cell>
          <table:table-cell table:formula="of:=[.O18]*(1+[.P14]/100)" office:value-type="float" office:value="2561030.25376053" calcext:value-type="float">
            <text:p>2561030.2537605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8]-[.G16]" office:value-type="float" office:value="226064.12" calcext:value-type="float">
            <text:p>226064.12</text:p>
          </table:table-cell>
          <table:table-cell table:formula="of:=[.H18]-[.H16]" office:value-type="float" office:value="396957.2452" calcext:value-type="float">
            <text:p>396957.2452</text:p>
          </table:table-cell>
          <table:table-cell table:formula="of:=[.I18]-[.I16]" office:value-type="float" office:value="585572.581388" calcext:value-type="float">
            <text:p>585572.581388</text:p>
          </table:table-cell>
          <table:table-cell table:formula="of:=[.J18]-[.J16]" office:value-type="float" office:value="626562.662085159" calcext:value-type="float">
            <text:p>626562.662085159</text:p>
          </table:table-cell>
          <table:table-cell table:formula="of:=[.K18]-[.K16]" office:value-type="float" office:value="670422.048431121" calcext:value-type="float">
            <text:p>670422.048431121</text:p>
          </table:table-cell>
          <table:table-cell table:formula="of:=[.L18]-[.L16]" office:value-type="float" office:value="717351.591821299" calcext:value-type="float">
            <text:p>717351.591821299</text:p>
          </table:table-cell>
          <table:table-cell table:formula="of:=[.M18]-[.M16]" office:value-type="float" office:value="767566.20324879" calcext:value-type="float">
            <text:p>767566.20324879</text:p>
          </table:table-cell>
          <table:table-cell table:formula="of:=[.N18]-[.N16]" office:value-type="float" office:value="821295.837476205" calcext:value-type="float">
            <text:p>821295.837476205</text:p>
          </table:table-cell>
          <table:table-cell table:formula="of:=[.O18]-[.O16]" office:value-type="float" office:value="878786.546099539" calcext:value-type="float">
            <text:p>878786.546099539</text:p>
          </table:table-cell>
          <table:table-cell table:formula="of:=[.P18]-[.P16]" office:value-type="float" office:value="940301.604326507" calcext:value-type="float">
            <text:p>940301.60432650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11" table:formula="of:=IF([.G15]&gt;=[.$B$2]; &quot;&quot;; IF([.G15]&gt;=[.$B$2]/4; IF([.G19]&gt;=[.G17]; &quot;&quot;; &quot;NOT OK1&quot;); IF([.G19] &gt;= [.G16]*0.15; &quot;&quot;; &quot;NOT OK2&quot;)))">
            <text:p/>
          </table:table-cell>
          <table:table-cell table:style-name="ce11" table:formula="of:=IF([.H15]&gt;=[.G16]; &quot;!&quot;; IF([.H15]&gt;=[.G16]/4; IF([.H19]&gt;=[.H17]; &quot;&quot;; &quot;NOT OK1&quot;); IF([.H19] &gt;= [.H16]*0.15; &quot;&quot;; &quot;NOT OK2&quot;)))">
            <text:p/>
          </table:table-cell>
          <table:table-cell table:style-name="ce11" table:formula="of:=IF([.I15]&gt;=[.H16]; &quot;!&quot;; IF([.I15]&gt;=[.H16]/4; IF([.I19]&gt;=[.I17]; &quot;&quot;; &quot;NOT OK1&quot;); IF([.I19] &gt;= [.I16]*0.15; &quot;&quot;; &quot;NOT OK2&quot;)))">
            <text:p/>
          </table:table-cell>
          <table:table-cell table:style-name="ce11" table:formula="of:=IF([.J15]&gt;=[.I16]; &quot;!&quot;; IF([.J15]&gt;=[.I16]/4; IF([.J19]&gt;=[.J17]; &quot;&quot;; &quot;NOT OK1&quot;); IF([.J19] &gt;= [.J16]*0.15; &quot;&quot;; &quot;NOT OK2&quot;)))" office:value-type="string" office:string-value="!" calcext:value-type="string">
            <text:p>!</text:p>
          </table:table-cell>
          <table:table-cell table:style-name="ce11" table:formula="of:=IF([.K15]&gt;=[.J16]; &quot;!&quot;; IF([.K15]&gt;=[.J16]/4; IF([.K19]&gt;=[.K17]; &quot;&quot;; &quot;NOT OK1&quot;); IF([.K19] &gt;= [.K16]*0.15; &quot;&quot;; &quot;NOT OK2&quot;)))">
            <text:p/>
          </table:table-cell>
          <table:table-cell table:style-name="ce11" table:formula="of:=IF([.L15]&gt;=[.K16]; &quot;!&quot;; IF([.L15]&gt;=[.K16]/4; IF([.L19]&gt;=[.L17]; &quot;&quot;; &quot;NOT OK1&quot;); IF([.L19] &gt;= [.L16]*0.15; &quot;&quot;; &quot;NOT OK2&quot;)))">
            <text:p/>
          </table:table-cell>
          <table:table-cell table:style-name="ce11" table:formula="of:=IF([.M15]&gt;=[.L16]; &quot;!&quot;; IF([.M15]&gt;=[.L16]/4; IF([.M19]&gt;=[.M17]; &quot;&quot;; &quot;NOT OK1&quot;); IF([.M19] &gt;= [.M16]*0.15; &quot;&quot;; &quot;NOT OK2&quot;)))">
            <text:p/>
          </table:table-cell>
          <table:table-cell table:style-name="ce11" table:formula="of:=IF([.N15]&gt;=[.M16]; &quot;!&quot;; IF([.N15]&gt;=[.M16]/4; IF([.N19]&gt;=[.N17]; &quot;&quot;; &quot;NOT OK1&quot;); IF([.N19] &gt;= [.N16]*0.15; &quot;&quot;; &quot;NOT OK2&quot;)))" office:value-type="string" office:string-value="!" calcext:value-type="string">
            <text:p>!</text:p>
          </table:table-cell>
          <table:table-cell table:style-name="ce11" table:formula="of:=IF([.O15]&gt;=[.N16]; &quot;!&quot;; IF([.O15]&gt;=[.N16]/4; IF([.O19]&gt;=[.O17]; &quot;&quot;; &quot;NOT OK1&quot;); IF([.O19] &gt;= [.O16]*0.15; &quot;&quot;; &quot;NOT OK2&quot;)))" office:value-type="string" office:string-value="!" calcext:value-type="string">
            <text:p>!</text:p>
          </table:table-cell>
          <table:table-cell table:style-name="ce11" table:formula="of:=IF([.P15]&gt;=[.O16]; &quot;!&quot;; IF([.P15]&gt;=[.O16]/4; IF([.P19]&gt;=[.P17]; &quot;&quot;; &quot;NOT OK1&quot;); IF([.P19] &gt;= [.P16]*0.15; &quot;&quot;; &quot;NOT OK2&quot;)))" office:value-type="string" office:string-value="!" calcext:value-type="string">
            <text:p>!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9]" office:value-type="float" office:value="275000" calcext:value-type="float">
            <text:p>275000</text:p>
          </table:table-cell>
          <table:table-cell table:formula="of:=[.H29]" office:value-type="float" office:value="59920" calcext:value-type="float">
            <text:p>59920</text:p>
          </table:table-cell>
          <table:table-cell table:formula="of:=[.I29]" office:value-type="float" office:value="263327" calcext:value-type="float">
            <text:p>263327</text:p>
          </table:table-cell>
          <table:table-cell table:formula="of:=[.J29]" office:value-type="float" office:value="1679533.953" calcext:value-type="float">
            <text:p>1679533.953</text:p>
          </table:table-cell>
          <table:table-cell table:formula="of:=[.K29]" office:value-type="float" office:value="6553.98005" calcext:value-type="float">
            <text:p>6553.98005</text:p>
          </table:table-cell>
          <table:table-cell table:formula="of:=[.L29]" office:value-type="float" office:value="799454.486499" calcext:value-type="float">
            <text:p>799454.486499</text:p>
          </table:table-cell>
          <table:table-cell table:formula="of:=[.M29]" office:value-type="float" office:value="394692.082536287" calcext:value-type="float">
            <text:p>394692.082536287</text:p>
          </table:table-cell>
          <table:table-cell table:formula="of:=[.N29]" office:value-type="float" office:value="136491.425500667" calcext:value-type="float">
            <text:p>136491.425500667</text:p>
          </table:table-cell>
          <table:table-cell table:formula="of:=[.O29]" office:value-type="float" office:value="8590.9308991596" calcext:value-type="float">
            <text:p>8590.9308991596</text:p>
          </table:table-cell>
          <table:table-cell table:formula="of:=[.P29]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3]/((1+[.$B$8]/100)^([.G12]-[.$B$1]))" office:value-type="float" office:value="547117.326" calcext:value-type="float">
            <text:p>547117.326</text:p>
          </table:table-cell>
          <table:table-cell table:formula="of:=[.H23]/((1+[.$B$8]/100)^([.H12]-[.$B$1]))" office:value-type="float" office:value="867628.31753271" calcext:value-type="float">
            <text:p>867628.31753271</text:p>
          </table:table-cell>
          <table:table-cell table:formula="of:=[.I23]/((1+[.$B$8]/100)^([.I12]-[.$B$1]))" office:value-type="float" office:value="1146945.82514228" calcext:value-type="float">
            <text:p>1146945.82514228</text:p>
          </table:table-cell>
          <table:table-cell table:formula="of:=[.J23]/((1+[.$B$8]/100)^([.J12]-[.$B$1]))" office:value-type="float" office:value="222992.444759153" calcext:value-type="float">
            <text:p>222992.444759153</text:p>
          </table:table-cell>
          <table:table-cell table:formula="of:=[.K23]/((1+[.$B$8]/100)^([.K12]-[.$B$1]))" office:value-type="float" office:value="750609.221018698" calcext:value-type="float">
            <text:p>750609.221018698</text:p>
          </table:table-cell>
          <table:table-cell table:formula="of:=[.L23]/((1+[.$B$8]/100)^([.L12]-[.$B$1]))" office:value-type="float" office:value="675114.001460308" calcext:value-type="float">
            <text:p>675114.001460308</text:p>
          </table:table-cell>
          <table:table-cell table:formula="of:=[.M23]/((1+[.$B$8]/100)^([.M12]-[.$B$1]))" office:value-type="float" office:value="923379.90750114" calcext:value-type="float">
            <text:p>923379.90750114</text:p>
          </table:table-cell>
          <table:table-cell table:formula="of:=[.N23]/((1+[.$B$8]/100)^([.N12]-[.$B$1]))" office:value-type="float" office:value="1353905.32931691" calcext:value-type="float">
            <text:p>1353905.32931691</text:p>
          </table:table-cell>
          <table:table-cell table:formula="of:=[.O23]/((1+[.$B$8]/100)^([.O12]-[.$B$1]))" office:value-type="float" office:value="1860383.54698659" calcext:value-type="float">
            <text:p>1860383.54698659</text:p>
          </table:table-cell>
          <table:table-cell table:formula="of:=[.P23]/((1+[.$B$8]/100)^([.P12]-[.$B$1]))" office:value-type="float" office:value="2331144.88208301" calcext:value-type="float">
            <text:p>2331144.882083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5]+[.G19]-[.G21])*(1+[.$B$9]/100)" office:value-type="float" office:value="547117.326" calcext:value-type="float">
            <text:p>547117.326</text:p>
          </table:table-cell>
          <table:table-cell table:formula="of:=([.H15]+[.H19]-[.H21])*(1+[.$B$9]/100)" office:value-type="float" office:value="928362.29976" calcext:value-type="float">
            <text:p>928362.29976</text:p>
          </table:table-cell>
          <table:table-cell table:formula="of:=([.I15]+[.I19]-[.I21])*(1+[.$B$9]/100)" office:value-type="float" office:value="1313138.2752054" calcext:value-type="float">
            <text:p>1313138.2752054</text:p>
          </table:table-cell>
          <table:table-cell table:formula="of:=([.J15]+[.J19]-[.J21])*(1+[.$B$9]/100)" office:value-type="float" office:value="273175.333505087" calcext:value-type="float">
            <text:p>273175.333505087</text:p>
          </table:table-cell>
          <table:table-cell table:formula="of:=([.K15]+[.K19]-[.K21])*(1+[.$B$9]/100)" office:value-type="float" office:value="983895.571980518" calcext:value-type="float">
            <text:p>983895.571980518</text:p>
          </table:table-cell>
          <table:table-cell table:formula="of:=([.L15]+[.L19]-[.L21])*(1+[.$B$9]/100)" office:value-type="float" office:value="946882.311167957" calcext:value-type="float">
            <text:p>946882.311167957</text:p>
          </table:table-cell>
          <table:table-cell table:formula="of:=([.M15]+[.M19]-[.M21])*(1+[.$B$9]/100)" office:value-type="float" office:value="1385744.25347448" calcext:value-type="float">
            <text:p>1385744.25347448</text:p>
          </table:table-cell>
          <table:table-cell table:formula="of:=([.N15]+[.N19]-[.N21])*(1+[.$B$9]/100)" office:value-type="float" office:value="2174076.09872252" calcext:value-type="float">
            <text:p>2174076.09872252</text:p>
          </table:table-cell>
          <table:table-cell table:formula="of:=([.O15]+[.O19]-[.O21])*(1+[.$B$9]/100)" office:value-type="float" office:value="3196485.29961905" calcext:value-type="float">
            <text:p>3196485.29961905</text:p>
          </table:table-cell>
          <table:table-cell table:formula="of:=([.P15]+[.P19]-[.P21])*(1+[.$B$9]/100)" office:value-type="float" office:value="4285714.7839516" calcext:value-type="float">
            <text:p>4285714.78395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12" table:formula="of:=IF([.G23]&gt;=[.G16]/4;&quot;&quot;;&quot;NOT OK&quot;)">
            <text:p/>
          </table:table-cell>
          <table:table-cell table:style-name="ce12" table:formula="of:=IF([.H23]&gt;=[.H16]/4;&quot;&quot;;&quot;NOT OK&quot;)">
            <text:p/>
          </table:table-cell>
          <table:table-cell table:style-name="ce12" table:formula="of:=IF([.I23]&gt;=[.I16]/4;&quot;&quot;;&quot;NOT OK&quot;)">
            <text:p/>
          </table:table-cell>
          <table:table-cell table:style-name="ce12" table:formula="of:=IF([.J23]&gt;=[.J16]/4;&quot;&quot;;&quot;NOT OK&quot;)">
            <text:p/>
          </table:table-cell>
          <table:table-cell table:style-name="ce12" table:formula="of:=IF([.K23]&gt;=[.K16]/4;&quot;&quot;;&quot;NOT OK&quot;)">
            <text:p/>
          </table:table-cell>
          <table:table-cell table:style-name="ce12" table:formula="of:=IF([.L23]&gt;=[.L16]/4;&quot;&quot;;&quot;NOT OK&quot;)">
            <text:p/>
          </table:table-cell>
          <table:table-cell table:style-name="ce12" table:formula="of:=IF([.M23]&gt;=[.M16]/4;&quot;&quot;;&quot;NOT OK&quot;)">
            <text:p/>
          </table:table-cell>
          <table:table-cell table:style-name="ce12" table:formula="of:=IF([.N23]&gt;=[.N16]/4;&quot;&quot;;&quot;NOT OK&quot;)">
            <text:p/>
          </table:table-cell>
          <table:table-cell table:style-name="ce12" table:formula="of:=IF([.O23]&gt;=[.O16]/4;&quot;&quot;;&quot;NOT OK&quot;)">
            <text:p/>
          </table:table-cell>
          <table:table-cell table:style-name="ce12" table:formula="of:=IF([.P23]&gt;=[.P16]/4;&quot;&quot;;&quot;NOT OK&quot;)">
            <text:p/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7]+1" office:value-type="float" office:value="2019" calcext:value-type="float">
            <text:p>2019</text:p>
          </table:table-cell>
          <table:table-cell table:formula="of:=[.H27]+1" office:value-type="float" office:value="2020" calcext:value-type="float">
            <text:p>2020</text:p>
          </table:table-cell>
          <table:table-cell table:formula="of:=[.I27]+1" office:value-type="float" office:value="2021" calcext:value-type="float">
            <text:p>2021</text:p>
          </table:table-cell>
          <table:table-cell table:formula="of:=[.J27]+1" office:value-type="float" office:value="2022" calcext:value-type="float">
            <text:p>2022</text:p>
          </table:table-cell>
          <table:table-cell table:formula="of:=[.K27]+1" office:value-type="float" office:value="2023" calcext:value-type="float">
            <text:p>2023</text:p>
          </table:table-cell>
          <table:table-cell table:formula="of:=[.L27]+1" office:value-type="float" office:value="2024" calcext:value-type="float">
            <text:p>2024</text:p>
          </table:table-cell>
          <table:table-cell table:formula="of:=[.M27]+1" office:value-type="float" office:value="2025" calcext:value-type="float">
            <text:p>2025</text:p>
          </table:table-cell>
          <table:table-cell table:formula="of:=[.N27]+1" office:value-type="float" office:value="2026" calcext:value-type="float">
            <text:p>2026</text:p>
          </table:table-cell>
          <table:table-cell table:formula="of:=[.O27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4:.G106])" office:value-type="float" office:value="275000" calcext:value-type="float">
            <text:p>275000</text:p>
          </table:table-cell>
          <table:table-cell table:formula="of:=SUM([.H34:.H106])" office:value-type="float" office:value="56000" calcext:value-type="float">
            <text:p>56000</text:p>
          </table:table-cell>
          <table:table-cell table:formula="of:=SUM([.I34:.I106])" office:value-type="float" office:value="230000" calcext:value-type="float">
            <text:p>230000</text:p>
          </table:table-cell>
          <table:table-cell table:formula="of:=SUM([.J34:.J106])" office:value-type="float" office:value="1371000" calcext:value-type="float">
            <text:p>1371000</text:p>
          </table:table-cell>
          <table:table-cell table:formula="of:=SUM([.K34:.K106])" office:value-type="float" office:value="5000" calcext:value-type="float">
            <text:p>5000</text:p>
          </table:table-cell>
          <table:table-cell table:formula="of:=SUM([.L34:.L106])" office:value-type="float" office:value="570000" calcext:value-type="float">
            <text:p>570000</text:p>
          </table:table-cell>
          <table:table-cell table:formula="of:=SUM([.M34:.M106])" office:value-type="float" office:value="263000" calcext:value-type="float">
            <text:p>263000</text:p>
          </table:table-cell>
          <table:table-cell table:formula="of:=SUM([.N34:.N106])" office:value-type="float" office:value="85000" calcext:value-type="float">
            <text:p>85000</text:p>
          </table:table-cell>
          <table:table-cell table:formula="of:=SUM([.O34:.O106])" office:value-type="float" office:value="5000" calcext:value-type="float">
            <text:p>5000</text:p>
          </table:table-cell>
          <table:table-cell table:formula="of:=SUM([.P34:.P106])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8]*(1+[.$B$8]/100)^([.G$12]-[.$B$1])" office:value-type="float" office:value="275000" calcext:value-type="float">
            <text:p>275000</text:p>
          </table:table-cell>
          <table:table-cell table:formula="of:=[.H28]*(1+[.$B$8]/100)^([.H$12]-[.$B$1])" office:value-type="float" office:value="59920" calcext:value-type="float">
            <text:p>59920</text:p>
          </table:table-cell>
          <table:table-cell table:formula="of:=[.I28]*(1+[.$B$8]/100)^([.I$12]-[.$B$1])" office:value-type="float" office:value="263327" calcext:value-type="float">
            <text:p>263327</text:p>
          </table:table-cell>
          <table:table-cell table:formula="of:=[.J28]*(1+[.$B$8]/100)^([.J$12]-[.$B$1])" office:value-type="float" office:value="1679533.953" calcext:value-type="float">
            <text:p>1679533.953</text:p>
          </table:table-cell>
          <table:table-cell table:formula="of:=[.K28]*(1+[.$B$8]/100)^([.K$12]-[.$B$1])" office:value-type="float" office:value="6553.98005" calcext:value-type="float">
            <text:p>6553.98005</text:p>
          </table:table-cell>
          <table:table-cell table:formula="of:=[.L28]*(1+[.$B$8]/100)^([.L$12]-[.$B$1])" office:value-type="float" office:value="799454.486499" calcext:value-type="float">
            <text:p>799454.486499</text:p>
          </table:table-cell>
          <table:table-cell table:formula="of:=[.M28]*(1+[.$B$8]/100)^([.M$12]-[.$B$1])" office:value-type="float" office:value="394692.082536287" calcext:value-type="float">
            <text:p>394692.082536287</text:p>
          </table:table-cell>
          <table:table-cell table:formula="of:=[.N28]*(1+[.$B$8]/100)^([.N$12]-[.$B$1])" office:value-type="float" office:value="136491.425500667" calcext:value-type="float">
            <text:p>136491.425500667</text:p>
          </table:table-cell>
          <table:table-cell table:formula="of:=[.O28]*(1+[.$B$8]/100)^([.O$12]-[.$B$1])" office:value-type="float" office:value="8590.9308991596" calcext:value-type="float">
            <text:p>8590.9308991596</text:p>
          </table:table-cell>
          <table:table-cell table:formula="of:=[.P28]*(1+[.$B$8]/100)^([.P$12]-[.$B$1])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5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Start Year</text:p>
          </table:table-cell>
          <table:table-cell table:style-name="ce4" office:value-type="string" calcext:value-type="string">
            <text:p>End Yea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Annual amount (rea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2]&lt;[.$B34];[.G$12]&gt;[.$C34]);0;IF(MOD([.G$12]-[.$B34]; [.$D34]) = 0; [.$E34]; 0))" office:value-type="float" office:value="270000" calcext:value-type="float">
            <text:p>270000</text:p>
          </table:table-cell>
          <table:table-cell table:formula="of:=IF(OR([.H$12]&lt;[.$B34];[.H$12]&gt;[.$C34]);0;IF(MOD([.H$12]-[.$B34]; [.$D34]) = 0; [.$E34]; 0))" office:value-type="float" office:value="0" calcext:value-type="float">
            <text:p>0</text:p>
          </table:table-cell>
          <table:table-cell table:formula="of:=IF(OR([.I$12]&lt;[.$B34];[.I$12]&gt;[.$C34]);0;IF(MOD([.I$12]-[.$B34]; [.$D34]) = 0; [.$E34]; 0))" office:value-type="float" office:value="0" calcext:value-type="float">
            <text:p>0</text:p>
          </table:table-cell>
          <table:table-cell table:formula="of:=IF(OR([.J$12]&lt;[.$B34];[.J$12]&gt;[.$C34]);0;IF(MOD([.J$12]-[.$B34]; [.$D34]) = 0; [.$E34]; 0))" office:value-type="float" office:value="0" calcext:value-type="float">
            <text:p>0</text:p>
          </table:table-cell>
          <table:table-cell table:formula="of:=IF(OR([.K$12]&lt;[.$B34];[.K$12]&gt;[.$C34]);0;IF(MOD([.K$12]-[.$B34]; [.$D34]) = 0; [.$E34]; 0))" office:value-type="float" office:value="0" calcext:value-type="float">
            <text:p>0</text:p>
          </table:table-cell>
          <table:table-cell table:formula="of:=IF(OR([.L$12]&lt;[.$B34];[.L$12]&gt;[.$C34]);0;IF(MOD([.L$12]-[.$B34]; [.$D34]) = 0; [.$E34]; 0))" office:value-type="float" office:value="0" calcext:value-type="float">
            <text:p>0</text:p>
          </table:table-cell>
          <table:table-cell table:formula="of:=IF(OR([.M$12]&lt;[.$B34];[.M$12]&gt;[.$C34]);0;IF(MOD([.M$12]-[.$B34]; [.$D34]) = 0; [.$E34]; 0))" office:value-type="float" office:value="0" calcext:value-type="float">
            <text:p>0</text:p>
          </table:table-cell>
          <table:table-cell table:formula="of:=IF(OR([.N$12]&lt;[.$B34];[.N$12]&gt;[.$C34]);0;IF(MOD([.N$12]-[.$B34]; [.$D34]) = 0; [.$E34]; 0))" office:value-type="float" office:value="0" calcext:value-type="float">
            <text:p>0</text:p>
          </table:table-cell>
          <table:table-cell table:formula="of:=IF(OR([.O$12]&lt;[.$B34];[.O$12]&gt;[.$C34]);0;IF(MOD([.O$12]-[.$B34]; [.$D34]) = 0; [.$E34]; 0))" office:value-type="float" office:value="0" calcext:value-type="float">
            <text:p>0</text:p>
          </table:table-cell>
          <table:table-cell table:formula="of:=IF(OR([.P$12]&lt;[.$B34];[.P$12]&gt;[.$C34]);0;IF(MOD([.P$12]-[.$B34]; [.$D34]) = 0; [.$E3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2]&lt;[.$B35];[.G$12]&gt;[.$C35]);0;IF(MOD([.G$12]-[.$B35]; [.$D35]) = 0; [.$E35]; 0))" office:value-type="float" office:value="0" calcext:value-type="float">
            <text:p>0</text:p>
          </table:table-cell>
          <table:table-cell table:formula="of:=IF(OR([.H$12]&lt;[.$B35];[.H$12]&gt;[.$C35]);0;IF(MOD([.H$12]-[.$B35]; [.$D35]) = 0; [.$E35]; 0))" office:value-type="float" office:value="0" calcext:value-type="float">
            <text:p>0</text:p>
          </table:table-cell>
          <table:table-cell table:formula="of:=IF(OR([.I$12]&lt;[.$B35];[.I$12]&gt;[.$C35]);0;IF(MOD([.I$12]-[.$B35]; [.$D35]) = 0; [.$E35]; 0))" office:value-type="float" office:value="0" calcext:value-type="float">
            <text:p>0</text:p>
          </table:table-cell>
          <table:table-cell table:formula="of:=IF(OR([.J$12]&lt;[.$B35];[.J$12]&gt;[.$C35]);0;IF(MOD([.J$12]-[.$B35]; [.$D35]) = 0; [.$E35]; 0))" office:value-type="float" office:value="710000" calcext:value-type="float">
            <text:p>710000</text:p>
          </table:table-cell>
          <table:table-cell table:formula="of:=IF(OR([.K$12]&lt;[.$B35];[.K$12]&gt;[.$C35]);0;IF(MOD([.K$12]-[.$B35]; [.$D35]) = 0; [.$E35]; 0))" office:value-type="float" office:value="0" calcext:value-type="float">
            <text:p>0</text:p>
          </table:table-cell>
          <table:table-cell table:formula="of:=IF(OR([.L$12]&lt;[.$B35];[.L$12]&gt;[.$C35]);0;IF(MOD([.L$12]-[.$B35]; [.$D35]) = 0; [.$E35]; 0))" office:value-type="float" office:value="0" calcext:value-type="float">
            <text:p>0</text:p>
          </table:table-cell>
          <table:table-cell table:formula="of:=IF(OR([.M$12]&lt;[.$B35];[.M$12]&gt;[.$C35]);0;IF(MOD([.M$12]-[.$B35]; [.$D35]) = 0; [.$E35]; 0))" office:value-type="float" office:value="0" calcext:value-type="float">
            <text:p>0</text:p>
          </table:table-cell>
          <table:table-cell table:formula="of:=IF(OR([.N$12]&lt;[.$B35];[.N$12]&gt;[.$C35]);0;IF(MOD([.N$12]-[.$B35]; [.$D35]) = 0; [.$E35]; 0))" office:value-type="float" office:value="0" calcext:value-type="float">
            <text:p>0</text:p>
          </table:table-cell>
          <table:table-cell table:formula="of:=IF(OR([.O$12]&lt;[.$B35];[.O$12]&gt;[.$C35]);0;IF(MOD([.O$12]-[.$B35]; [.$D35]) = 0; [.$E35]; 0))" office:value-type="float" office:value="0" calcext:value-type="float">
            <text:p>0</text:p>
          </table:table-cell>
          <table:table-cell table:formula="of:=IF(OR([.P$12]&lt;[.$B35];[.P$12]&gt;[.$C35]);0;IF(MOD([.P$12]-[.$B35]; [.$D35]) = 0; [.$E3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2]&lt;[.$B36];[.G$12]&gt;[.$C36]);0;IF(MOD([.G$12]-[.$B36]; [.$D36]) = 0; [.$E36]; 0))" office:value-type="float" office:value="0" calcext:value-type="float">
            <text:p>0</text:p>
          </table:table-cell>
          <table:table-cell table:formula="of:=IF(OR([.H$12]&lt;[.$B36];[.H$12]&gt;[.$C36]);0;IF(MOD([.H$12]-[.$B36]; [.$D36]) = 0; [.$E36]; 0))" office:value-type="float" office:value="0" calcext:value-type="float">
            <text:p>0</text:p>
          </table:table-cell>
          <table:table-cell table:formula="of:=IF(OR([.I$12]&lt;[.$B36];[.I$12]&gt;[.$C36]);0;IF(MOD([.I$12]-[.$B36]; [.$D36]) = 0; [.$E36]; 0))" office:value-type="float" office:value="0" calcext:value-type="float">
            <text:p>0</text:p>
          </table:table-cell>
          <table:table-cell table:formula="of:=IF(OR([.J$12]&lt;[.$B36];[.J$12]&gt;[.$C36]);0;IF(MOD([.J$12]-[.$B36]; [.$D36]) = 0; [.$E36]; 0))" office:value-type="float" office:value="0" calcext:value-type="float">
            <text:p>0</text:p>
          </table:table-cell>
          <table:table-cell table:formula="of:=IF(OR([.K$12]&lt;[.$B36];[.K$12]&gt;[.$C36]);0;IF(MOD([.K$12]-[.$B36]; [.$D36]) = 0; [.$E36]; 0))" office:value-type="float" office:value="0" calcext:value-type="float">
            <text:p>0</text:p>
          </table:table-cell>
          <table:table-cell table:formula="of:=IF(OR([.L$12]&lt;[.$B36];[.L$12]&gt;[.$C36]);0;IF(MOD([.L$12]-[.$B36]; [.$D36]) = 0; [.$E36]; 0))" office:value-type="float" office:value="240000" calcext:value-type="float">
            <text:p>240000</text:p>
          </table:table-cell>
          <table:table-cell table:formula="of:=IF(OR([.M$12]&lt;[.$B36];[.M$12]&gt;[.$C36]);0;IF(MOD([.M$12]-[.$B36]; [.$D36]) = 0; [.$E36]; 0))" office:value-type="float" office:value="0" calcext:value-type="float">
            <text:p>0</text:p>
          </table:table-cell>
          <table:table-cell table:formula="of:=IF(OR([.N$12]&lt;[.$B36];[.N$12]&gt;[.$C36]);0;IF(MOD([.N$12]-[.$B36]; [.$D36]) = 0; [.$E36]; 0))" office:value-type="float" office:value="0" calcext:value-type="float">
            <text:p>0</text:p>
          </table:table-cell>
          <table:table-cell table:formula="of:=IF(OR([.O$12]&lt;[.$B36];[.O$12]&gt;[.$C36]);0;IF(MOD([.O$12]-[.$B36]; [.$D36]) = 0; [.$E36]; 0))" office:value-type="float" office:value="0" calcext:value-type="float">
            <text:p>0</text:p>
          </table:table-cell>
          <table:table-cell table:formula="of:=IF(OR([.P$12]&lt;[.$B36];[.P$12]&gt;[.$C36]);0;IF(MOD([.P$12]-[.$B36]; [.$D36]) = 0; [.$E3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2]&lt;[.$B37];[.G$12]&gt;[.$C37]);0;IF(MOD([.G$12]-[.$B37]; [.$D37]) = 0; [.$E37]; 0))" office:value-type="float" office:value="0" calcext:value-type="float">
            <text:p>0</text:p>
          </table:table-cell>
          <table:table-cell table:formula="of:=IF(OR([.H$12]&lt;[.$B37];[.H$12]&gt;[.$C37]);0;IF(MOD([.H$12]-[.$B37]; [.$D37]) = 0; [.$E37]; 0))" office:value-type="float" office:value="0" calcext:value-type="float">
            <text:p>0</text:p>
          </table:table-cell>
          <table:table-cell table:formula="of:=IF(OR([.I$12]&lt;[.$B37];[.I$12]&gt;[.$C37]);0;IF(MOD([.I$12]-[.$B37]; [.$D37]) = 0; [.$E37]; 0))" office:value-type="float" office:value="100000" calcext:value-type="float">
            <text:p>100000</text:p>
          </table:table-cell>
          <table:table-cell table:formula="of:=IF(OR([.J$12]&lt;[.$B37];[.J$12]&gt;[.$C37]);0;IF(MOD([.J$12]-[.$B37]; [.$D37]) = 0; [.$E37]; 0))" office:value-type="float" office:value="0" calcext:value-type="float">
            <text:p>0</text:p>
          </table:table-cell>
          <table:table-cell table:formula="of:=IF(OR([.K$12]&lt;[.$B37];[.K$12]&gt;[.$C37]);0;IF(MOD([.K$12]-[.$B37]; [.$D37]) = 0; [.$E37]; 0))" office:value-type="float" office:value="0" calcext:value-type="float">
            <text:p>0</text:p>
          </table:table-cell>
          <table:table-cell table:formula="of:=IF(OR([.L$12]&lt;[.$B37];[.L$12]&gt;[.$C37]);0;IF(MOD([.L$12]-[.$B37]; [.$D37]) = 0; [.$E37]; 0))" office:value-type="float" office:value="0" calcext:value-type="float">
            <text:p>0</text:p>
          </table:table-cell>
          <table:table-cell table:formula="of:=IF(OR([.M$12]&lt;[.$B37];[.M$12]&gt;[.$C37]);0;IF(MOD([.M$12]-[.$B37]; [.$D37]) = 0; [.$E37]; 0))" office:value-type="float" office:value="0" calcext:value-type="float">
            <text:p>0</text:p>
          </table:table-cell>
          <table:table-cell table:formula="of:=IF(OR([.N$12]&lt;[.$B37];[.N$12]&gt;[.$C37]);0;IF(MOD([.N$12]-[.$B37]; [.$D37]) = 0; [.$E37]; 0))" office:value-type="float" office:value="0" calcext:value-type="float">
            <text:p>0</text:p>
          </table:table-cell>
          <table:table-cell table:formula="of:=IF(OR([.O$12]&lt;[.$B37];[.O$12]&gt;[.$C37]);0;IF(MOD([.O$12]-[.$B37]; [.$D37]) = 0; [.$E37]; 0))" office:value-type="float" office:value="0" calcext:value-type="float">
            <text:p>0</text:p>
          </table:table-cell>
          <table:table-cell table:formula="of:=IF(OR([.P$12]&lt;[.$B37];[.P$12]&gt;[.$C37]);0;IF(MOD([.P$12]-[.$B37]; [.$D37]) = 0; [.$E3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38];[.G$12]&gt;[.$C38]);0;IF(MOD([.G$12]-[.$B38]; [.$D38]) = 0; [.$E38]; 0))" office:value-type="float" office:value="5000" calcext:value-type="float">
            <text:p>5000</text:p>
          </table:table-cell>
          <table:table-cell table:formula="of:=IF(OR([.H$12]&lt;[.$B38];[.H$12]&gt;[.$C38]);0;IF(MOD([.H$12]-[.$B38]; [.$D38]) = 0; [.$E38]; 0))" office:value-type="float" office:value="5000" calcext:value-type="float">
            <text:p>5000</text:p>
          </table:table-cell>
          <table:table-cell table:formula="of:=IF(OR([.I$12]&lt;[.$B38];[.I$12]&gt;[.$C38]);0;IF(MOD([.I$12]-[.$B38]; [.$D38]) = 0; [.$E38]; 0))" office:value-type="float" office:value="5000" calcext:value-type="float">
            <text:p>5000</text:p>
          </table:table-cell>
          <table:table-cell table:formula="of:=IF(OR([.J$12]&lt;[.$B38];[.J$12]&gt;[.$C38]);0;IF(MOD([.J$12]-[.$B38]; [.$D38]) = 0; [.$E38]; 0))" office:value-type="float" office:value="5000" calcext:value-type="float">
            <text:p>5000</text:p>
          </table:table-cell>
          <table:table-cell table:formula="of:=IF(OR([.K$12]&lt;[.$B38];[.K$12]&gt;[.$C38]);0;IF(MOD([.K$12]-[.$B38]; [.$D38]) = 0; [.$E38]; 0))" office:value-type="float" office:value="5000" calcext:value-type="float">
            <text:p>5000</text:p>
          </table:table-cell>
          <table:table-cell table:formula="of:=IF(OR([.L$12]&lt;[.$B38];[.L$12]&gt;[.$C38]);0;IF(MOD([.L$12]-[.$B38]; [.$D38]) = 0; [.$E38]; 0))" office:value-type="float" office:value="5000" calcext:value-type="float">
            <text:p>5000</text:p>
          </table:table-cell>
          <table:table-cell table:formula="of:=IF(OR([.M$12]&lt;[.$B38];[.M$12]&gt;[.$C38]);0;IF(MOD([.M$12]-[.$B38]; [.$D38]) = 0; [.$E38]; 0))" office:value-type="float" office:value="5000" calcext:value-type="float">
            <text:p>5000</text:p>
          </table:table-cell>
          <table:table-cell table:formula="of:=IF(OR([.N$12]&lt;[.$B38];[.N$12]&gt;[.$C38]);0;IF(MOD([.N$12]-[.$B38]; [.$D38]) = 0; [.$E38]; 0))" office:value-type="float" office:value="5000" calcext:value-type="float">
            <text:p>5000</text:p>
          </table:table-cell>
          <table:table-cell table:formula="of:=IF(OR([.O$12]&lt;[.$B38];[.O$12]&gt;[.$C38]);0;IF(MOD([.O$12]-[.$B38]; [.$D38]) = 0; [.$E38]; 0))" office:value-type="float" office:value="5000" calcext:value-type="float">
            <text:p>5000</text:p>
          </table:table-cell>
          <table:table-cell table:formula="of:=IF(OR([.P$12]&lt;[.$B38];[.P$12]&gt;[.$C38]);0;IF(MOD([.P$12]-[.$B38]; [.$D38]) = 0; [.$E38]; 0))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2]&lt;[.$B39];[.G$12]&gt;[.$C39]);0;IF(MOD([.G$12]-[.$B39]; [.$D39]) = 0; [.$E39]; 0))" office:value-type="float" office:value="0" calcext:value-type="float">
            <text:p>0</text:p>
          </table:table-cell>
          <table:table-cell table:formula="of:=IF(OR([.H$12]&lt;[.$B39];[.H$12]&gt;[.$C39]);0;IF(MOD([.H$12]-[.$B39]; [.$D39]) = 0; [.$E39]; 0))" office:value-type="float" office:value="0" calcext:value-type="float">
            <text:p>0</text:p>
          </table:table-cell>
          <table:table-cell table:formula="of:=IF(OR([.I$12]&lt;[.$B39];[.I$12]&gt;[.$C39]);0;IF(MOD([.I$12]-[.$B39]; [.$D39]) = 0; [.$E39]; 0))" office:value-type="float" office:value="0" calcext:value-type="float">
            <text:p>0</text:p>
          </table:table-cell>
          <table:table-cell table:formula="of:=IF(OR([.J$12]&lt;[.$B39];[.J$12]&gt;[.$C39]);0;IF(MOD([.J$12]-[.$B39]; [.$D39]) = 0; [.$E39]; 0))" office:value-type="float" office:value="0" calcext:value-type="float">
            <text:p>0</text:p>
          </table:table-cell>
          <table:table-cell table:formula="of:=IF(OR([.K$12]&lt;[.$B39];[.K$12]&gt;[.$C39]);0;IF(MOD([.K$12]-[.$B39]; [.$D39]) = 0; [.$E39]; 0))" office:value-type="float" office:value="0" calcext:value-type="float">
            <text:p>0</text:p>
          </table:table-cell>
          <table:table-cell table:formula="of:=IF(OR([.L$12]&lt;[.$B39];[.L$12]&gt;[.$C39]);0;IF(MOD([.L$12]-[.$B39]; [.$D39]) = 0; [.$E39]; 0))" office:value-type="float" office:value="0" calcext:value-type="float">
            <text:p>0</text:p>
          </table:table-cell>
          <table:table-cell table:formula="of:=IF(OR([.M$12]&lt;[.$B39];[.M$12]&gt;[.$C39]);0;IF(MOD([.M$12]-[.$B39]; [.$D39]) = 0; [.$E39]; 0))" office:value-type="float" office:value="0" calcext:value-type="float">
            <text:p>0</text:p>
          </table:table-cell>
          <table:table-cell table:formula="of:=IF(OR([.N$12]&lt;[.$B39];[.N$12]&gt;[.$C39]);0;IF(MOD([.N$12]-[.$B39]; [.$D39]) = 0; [.$E39]; 0))" office:value-type="float" office:value="80000" calcext:value-type="float">
            <text:p>80000</text:p>
          </table:table-cell>
          <table:table-cell table:formula="of:=IF(OR([.O$12]&lt;[.$B39];[.O$12]&gt;[.$C39]);0;IF(MOD([.O$12]-[.$B39]; [.$D39]) = 0; [.$E39]; 0))" office:value-type="float" office:value="0" calcext:value-type="float">
            <text:p>0</text:p>
          </table:table-cell>
          <table:table-cell table:formula="of:=IF(OR([.P$12]&lt;[.$B39];[.P$12]&gt;[.$C39]);0;IF(MOD([.P$12]-[.$B39]; [.$D39]) = 0; [.$E3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2]&lt;[.$B40];[.G$12]&gt;[.$C40]);0;IF(MOD([.G$12]-[.$B40]; [.$D40]) = 0; [.$E40]; 0))" office:value-type="float" office:value="0" calcext:value-type="float">
            <text:p>0</text:p>
          </table:table-cell>
          <table:table-cell table:formula="of:=IF(OR([.H$12]&lt;[.$B40];[.H$12]&gt;[.$C40]);0;IF(MOD([.H$12]-[.$B40]; [.$D40]) = 0; [.$E40]; 0))" office:value-type="float" office:value="0" calcext:value-type="float">
            <text:p>0</text:p>
          </table:table-cell>
          <table:table-cell table:formula="of:=IF(OR([.I$12]&lt;[.$B40];[.I$12]&gt;[.$C40]);0;IF(MOD([.I$12]-[.$B40]; [.$D40]) = 0; [.$E40]; 0))" office:value-type="float" office:value="125000" calcext:value-type="float">
            <text:p>125000</text:p>
          </table:table-cell>
          <table:table-cell table:formula="of:=IF(OR([.J$12]&lt;[.$B40];[.J$12]&gt;[.$C40]);0;IF(MOD([.J$12]-[.$B40]; [.$D40]) = 0; [.$E40]; 0))" office:value-type="float" office:value="125000" calcext:value-type="float">
            <text:p>125000</text:p>
          </table:table-cell>
          <table:table-cell table:formula="of:=IF(OR([.K$12]&lt;[.$B40];[.K$12]&gt;[.$C40]);0;IF(MOD([.K$12]-[.$B40]; [.$D40]) = 0; [.$E40]; 0))" office:value-type="float" office:value="0" calcext:value-type="float">
            <text:p>0</text:p>
          </table:table-cell>
          <table:table-cell table:formula="of:=IF(OR([.L$12]&lt;[.$B40];[.L$12]&gt;[.$C40]);0;IF(MOD([.L$12]-[.$B40]; [.$D40]) = 0; [.$E40]; 0))" office:value-type="float" office:value="0" calcext:value-type="float">
            <text:p>0</text:p>
          </table:table-cell>
          <table:table-cell table:formula="of:=IF(OR([.M$12]&lt;[.$B40];[.M$12]&gt;[.$C40]);0;IF(MOD([.M$12]-[.$B40]; [.$D40]) = 0; [.$E40]; 0))" office:value-type="float" office:value="0" calcext:value-type="float">
            <text:p>0</text:p>
          </table:table-cell>
          <table:table-cell table:formula="of:=IF(OR([.N$12]&lt;[.$B40];[.N$12]&gt;[.$C40]);0;IF(MOD([.N$12]-[.$B40]; [.$D40]) = 0; [.$E40]; 0))" office:value-type="float" office:value="0" calcext:value-type="float">
            <text:p>0</text:p>
          </table:table-cell>
          <table:table-cell table:formula="of:=IF(OR([.O$12]&lt;[.$B40];[.O$12]&gt;[.$C40]);0;IF(MOD([.O$12]-[.$B40]; [.$D40]) = 0; [.$E40]; 0))" office:value-type="float" office:value="0" calcext:value-type="float">
            <text:p>0</text:p>
          </table:table-cell>
          <table:table-cell table:formula="of:=IF(OR([.P$12]&lt;[.$B40];[.P$12]&gt;[.$C40]);0;IF(MOD([.P$12]-[.$B40]; [.$D40]) = 0; [.$E4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2]&lt;[.$B41];[.G$12]&gt;[.$C41]);0;IF(MOD([.G$12]-[.$B41]; [.$D41]) = 0; [.$E41]; 0))" office:value-type="float" office:value="0" calcext:value-type="float">
            <text:p>0</text:p>
          </table:table-cell>
          <table:table-cell table:formula="of:=IF(OR([.H$12]&lt;[.$B41];[.H$12]&gt;[.$C41]);0;IF(MOD([.H$12]-[.$B41]; [.$D41]) = 0; [.$E41]; 0))" office:value-type="float" office:value="0" calcext:value-type="float">
            <text:p>0</text:p>
          </table:table-cell>
          <table:table-cell table:formula="of:=IF(OR([.I$12]&lt;[.$B41];[.I$12]&gt;[.$C41]);0;IF(MOD([.I$12]-[.$B41]; [.$D41]) = 0; [.$E41]; 0))" office:value-type="float" office:value="0" calcext:value-type="float">
            <text:p>0</text:p>
          </table:table-cell>
          <table:table-cell table:formula="of:=IF(OR([.J$12]&lt;[.$B41];[.J$12]&gt;[.$C41]);0;IF(MOD([.J$12]-[.$B41]; [.$D41]) = 0; [.$E41]; 0))" office:value-type="float" office:value="500000" calcext:value-type="float">
            <text:p>500000</text:p>
          </table:table-cell>
          <table:table-cell table:formula="of:=IF(OR([.K$12]&lt;[.$B41];[.K$12]&gt;[.$C41]);0;IF(MOD([.K$12]-[.$B41]; [.$D41]) = 0; [.$E41]; 0))" office:value-type="float" office:value="0" calcext:value-type="float">
            <text:p>0</text:p>
          </table:table-cell>
          <table:table-cell table:formula="of:=IF(OR([.L$12]&lt;[.$B41];[.L$12]&gt;[.$C41]);0;IF(MOD([.L$12]-[.$B41]; [.$D41]) = 0; [.$E41]; 0))" office:value-type="float" office:value="0" calcext:value-type="float">
            <text:p>0</text:p>
          </table:table-cell>
          <table:table-cell table:formula="of:=IF(OR([.M$12]&lt;[.$B41];[.M$12]&gt;[.$C41]);0;IF(MOD([.M$12]-[.$B41]; [.$D41]) = 0; [.$E41]; 0))" office:value-type="float" office:value="0" calcext:value-type="float">
            <text:p>0</text:p>
          </table:table-cell>
          <table:table-cell table:formula="of:=IF(OR([.N$12]&lt;[.$B41];[.N$12]&gt;[.$C41]);0;IF(MOD([.N$12]-[.$B41]; [.$D41]) = 0; [.$E41]; 0))" office:value-type="float" office:value="0" calcext:value-type="float">
            <text:p>0</text:p>
          </table:table-cell>
          <table:table-cell table:formula="of:=IF(OR([.O$12]&lt;[.$B41];[.O$12]&gt;[.$C41]);0;IF(MOD([.O$12]-[.$B41]; [.$D41]) = 0; [.$E41]; 0))" office:value-type="float" office:value="0" calcext:value-type="float">
            <text:p>0</text:p>
          </table:table-cell>
          <table:table-cell table:formula="of:=IF(OR([.P$12]&lt;[.$B41];[.P$12]&gt;[.$C41]);0;IF(MOD([.P$12]-[.$B41]; [.$D41]) = 0; [.$E4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2]&lt;[.$B42];[.G$12]&gt;[.$C42]);0;IF(MOD([.G$12]-[.$B42]; [.$D42]) = 0; [.$E42]; 0))" office:value-type="float" office:value="0" calcext:value-type="float">
            <text:p>0</text:p>
          </table:table-cell>
          <table:table-cell table:formula="of:=IF(OR([.H$12]&lt;[.$B42];[.H$12]&gt;[.$C42]);0;IF(MOD([.H$12]-[.$B42]; [.$D42]) = 0; [.$E42]; 0))" office:value-type="float" office:value="0" calcext:value-type="float">
            <text:p>0</text:p>
          </table:table-cell>
          <table:table-cell table:formula="of:=IF(OR([.I$12]&lt;[.$B42];[.I$12]&gt;[.$C42]);0;IF(MOD([.I$12]-[.$B42]; [.$D42]) = 0; [.$E42]; 0))" office:value-type="float" office:value="0" calcext:value-type="float">
            <text:p>0</text:p>
          </table:table-cell>
          <table:table-cell table:formula="of:=IF(OR([.J$12]&lt;[.$B42];[.J$12]&gt;[.$C42]);0;IF(MOD([.J$12]-[.$B42]; [.$D42]) = 0; [.$E42]; 0))" office:value-type="float" office:value="0" calcext:value-type="float">
            <text:p>0</text:p>
          </table:table-cell>
          <table:table-cell table:formula="of:=IF(OR([.K$12]&lt;[.$B42];[.K$12]&gt;[.$C42]);0;IF(MOD([.K$12]-[.$B42]; [.$D42]) = 0; [.$E42]; 0))" office:value-type="float" office:value="0" calcext:value-type="float">
            <text:p>0</text:p>
          </table:table-cell>
          <table:table-cell table:formula="of:=IF(OR([.L$12]&lt;[.$B42];[.L$12]&gt;[.$C42]);0;IF(MOD([.L$12]-[.$B42]; [.$D42]) = 0; [.$E42]; 0))" office:value-type="float" office:value="300000" calcext:value-type="float">
            <text:p>300000</text:p>
          </table:table-cell>
          <table:table-cell table:formula="of:=IF(OR([.M$12]&lt;[.$B42];[.M$12]&gt;[.$C42]);0;IF(MOD([.M$12]-[.$B42]; [.$D42]) = 0; [.$E42]; 0))" office:value-type="float" office:value="0" calcext:value-type="float">
            <text:p>0</text:p>
          </table:table-cell>
          <table:table-cell table:formula="of:=IF(OR([.N$12]&lt;[.$B42];[.N$12]&gt;[.$C42]);0;IF(MOD([.N$12]-[.$B42]; [.$D42]) = 0; [.$E42]; 0))" office:value-type="float" office:value="0" calcext:value-type="float">
            <text:p>0</text:p>
          </table:table-cell>
          <table:table-cell table:formula="of:=IF(OR([.O$12]&lt;[.$B42];[.O$12]&gt;[.$C42]);0;IF(MOD([.O$12]-[.$B42]; [.$D42]) = 0; [.$E42]; 0))" office:value-type="float" office:value="0" calcext:value-type="float">
            <text:p>0</text:p>
          </table:table-cell>
          <table:table-cell table:formula="of:=IF(OR([.P$12]&lt;[.$B42];[.P$12]&gt;[.$C42]);0;IF(MOD([.P$12]-[.$B42]; [.$D42]) = 0; [.$E4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2]&lt;[.$B43];[.G$12]&gt;[.$C43]);0;IF(MOD([.G$12]-[.$B43]; [.$D43]) = 0; [.$E43]; 0))" office:value-type="float" office:value="0" calcext:value-type="float">
            <text:p>0</text:p>
          </table:table-cell>
          <table:table-cell table:formula="of:=IF(OR([.H$12]&lt;[.$B43];[.H$12]&gt;[.$C43]);0;IF(MOD([.H$12]-[.$B43]; [.$D43]) = 0; [.$E43]; 0))" office:value-type="float" office:value="20000" calcext:value-type="float">
            <text:p>20000</text:p>
          </table:table-cell>
          <table:table-cell table:formula="of:=IF(OR([.I$12]&lt;[.$B43];[.I$12]&gt;[.$C43]);0;IF(MOD([.I$12]-[.$B43]; [.$D43]) = 0; [.$E43]; 0))" office:value-type="float" office:value="0" calcext:value-type="float">
            <text:p>0</text:p>
          </table:table-cell>
          <table:table-cell table:formula="of:=IF(OR([.J$12]&lt;[.$B43];[.J$12]&gt;[.$C43]);0;IF(MOD([.J$12]-[.$B43]; [.$D43]) = 0; [.$E43]; 0))" office:value-type="float" office:value="0" calcext:value-type="float">
            <text:p>0</text:p>
          </table:table-cell>
          <table:table-cell table:formula="of:=IF(OR([.K$12]&lt;[.$B43];[.K$12]&gt;[.$C43]);0;IF(MOD([.K$12]-[.$B43]; [.$D43]) = 0; [.$E43]; 0))" office:value-type="float" office:value="0" calcext:value-type="float">
            <text:p>0</text:p>
          </table:table-cell>
          <table:table-cell table:formula="of:=IF(OR([.L$12]&lt;[.$B43];[.L$12]&gt;[.$C43]);0;IF(MOD([.L$12]-[.$B43]; [.$D43]) = 0; [.$E43]; 0))" office:value-type="float" office:value="0" calcext:value-type="float">
            <text:p>0</text:p>
          </table:table-cell>
          <table:table-cell table:formula="of:=IF(OR([.M$12]&lt;[.$B43];[.M$12]&gt;[.$C43]);0;IF(MOD([.M$12]-[.$B43]; [.$D43]) = 0; [.$E43]; 0))" office:value-type="float" office:value="0" calcext:value-type="float">
            <text:p>0</text:p>
          </table:table-cell>
          <table:table-cell table:formula="of:=IF(OR([.N$12]&lt;[.$B43];[.N$12]&gt;[.$C43]);0;IF(MOD([.N$12]-[.$B43]; [.$D43]) = 0; [.$E43]; 0))" office:value-type="float" office:value="0" calcext:value-type="float">
            <text:p>0</text:p>
          </table:table-cell>
          <table:table-cell table:formula="of:=IF(OR([.O$12]&lt;[.$B43];[.O$12]&gt;[.$C43]);0;IF(MOD([.O$12]-[.$B43]; [.$D43]) = 0; [.$E43]; 0))" office:value-type="float" office:value="0" calcext:value-type="float">
            <text:p>0</text:p>
          </table:table-cell>
          <table:table-cell table:formula="of:=IF(OR([.P$12]&lt;[.$B43];[.P$12]&gt;[.$C43]);0;IF(MOD([.P$12]-[.$B43]; [.$D43]) = 0; [.$E43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2]&lt;[.$B44];[.G$12]&gt;[.$C44]);0;IF(MOD([.G$12]-[.$B44]; [.$D44]) = 0; [.$E44]; 0))" office:value-type="float" office:value="0" calcext:value-type="float">
            <text:p>0</text:p>
          </table:table-cell>
          <table:table-cell table:formula="of:=IF(OR([.H$12]&lt;[.$B44];[.H$12]&gt;[.$C44]);0;IF(MOD([.H$12]-[.$B44]; [.$D44]) = 0; [.$E44]; 0))" office:value-type="float" office:value="0" calcext:value-type="float">
            <text:p>0</text:p>
          </table:table-cell>
          <table:table-cell table:formula="of:=IF(OR([.I$12]&lt;[.$B44];[.I$12]&gt;[.$C44]);0;IF(MOD([.I$12]-[.$B44]; [.$D44]) = 0; [.$E44]; 0))" office:value-type="float" office:value="0" calcext:value-type="float">
            <text:p>0</text:p>
          </table:table-cell>
          <table:table-cell table:formula="of:=IF(OR([.J$12]&lt;[.$B44];[.J$12]&gt;[.$C44]);0;IF(MOD([.J$12]-[.$B44]; [.$D44]) = 0; [.$E44]; 0))" office:value-type="float" office:value="0" calcext:value-type="float">
            <text:p>0</text:p>
          </table:table-cell>
          <table:table-cell table:formula="of:=IF(OR([.K$12]&lt;[.$B44];[.K$12]&gt;[.$C44]);0;IF(MOD([.K$12]-[.$B44]; [.$D44]) = 0; [.$E44]; 0))" office:value-type="float" office:value="0" calcext:value-type="float">
            <text:p>0</text:p>
          </table:table-cell>
          <table:table-cell table:formula="of:=IF(OR([.L$12]&lt;[.$B44];[.L$12]&gt;[.$C44]);0;IF(MOD([.L$12]-[.$B44]; [.$D44]) = 0; [.$E44]; 0))" office:value-type="float" office:value="0" calcext:value-type="float">
            <text:p>0</text:p>
          </table:table-cell>
          <table:table-cell table:formula="of:=IF(OR([.M$12]&lt;[.$B44];[.M$12]&gt;[.$C44]);0;IF(MOD([.M$12]-[.$B44]; [.$D44]) = 0; [.$E44]; 0))" office:value-type="float" office:value="50000" calcext:value-type="float">
            <text:p>50000</text:p>
          </table:table-cell>
          <table:table-cell table:formula="of:=IF(OR([.N$12]&lt;[.$B44];[.N$12]&gt;[.$C44]);0;IF(MOD([.N$12]-[.$B44]; [.$D44]) = 0; [.$E44]; 0))" office:value-type="float" office:value="0" calcext:value-type="float">
            <text:p>0</text:p>
          </table:table-cell>
          <table:table-cell table:formula="of:=IF(OR([.O$12]&lt;[.$B44];[.O$12]&gt;[.$C44]);0;IF(MOD([.O$12]-[.$B44]; [.$D44]) = 0; [.$E44]; 0))" office:value-type="float" office:value="0" calcext:value-type="float">
            <text:p>0</text:p>
          </table:table-cell>
          <table:table-cell table:formula="of:=IF(OR([.P$12]&lt;[.$B44];[.P$12]&gt;[.$C44]);0;IF(MOD([.P$12]-[.$B44]; [.$D44]) = 0; [.$E4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5];[.G$12]&gt;[.$C45]);0;IF(MOD([.G$12]-[.$B45]; [.$D45]) = 0; [.$E45]; 0))" office:value-type="float" office:value="0" calcext:value-type="float">
            <text:p>0</text:p>
          </table:table-cell>
          <table:table-cell table:formula="of:=IF(OR([.H$12]&lt;[.$B45];[.H$12]&gt;[.$C45]);0;IF(MOD([.H$12]-[.$B45]; [.$D45]) = 0; [.$E45]; 0))" office:value-type="float" office:value="0" calcext:value-type="float">
            <text:p>0</text:p>
          </table:table-cell>
          <table:table-cell table:formula="of:=IF(OR([.I$12]&lt;[.$B45];[.I$12]&gt;[.$C45]);0;IF(MOD([.I$12]-[.$B45]; [.$D45]) = 0; [.$E45]; 0))" office:value-type="float" office:value="0" calcext:value-type="float">
            <text:p>0</text:p>
          </table:table-cell>
          <table:table-cell table:formula="of:=IF(OR([.J$12]&lt;[.$B45];[.J$12]&gt;[.$C45]);0;IF(MOD([.J$12]-[.$B45]; [.$D45]) = 0; [.$E45]; 0))" office:value-type="float" office:value="0" calcext:value-type="float">
            <text:p>0</text:p>
          </table:table-cell>
          <table:table-cell table:formula="of:=IF(OR([.K$12]&lt;[.$B45];[.K$12]&gt;[.$C45]);0;IF(MOD([.K$12]-[.$B45]; [.$D45]) = 0; [.$E45]; 0))" office:value-type="float" office:value="0" calcext:value-type="float">
            <text:p>0</text:p>
          </table:table-cell>
          <table:table-cell table:formula="of:=IF(OR([.L$12]&lt;[.$B45];[.L$12]&gt;[.$C45]);0;IF(MOD([.L$12]-[.$B45]; [.$D45]) = 0; [.$E45]; 0))" office:value-type="float" office:value="0" calcext:value-type="float">
            <text:p>0</text:p>
          </table:table-cell>
          <table:table-cell table:formula="of:=IF(OR([.M$12]&lt;[.$B45];[.M$12]&gt;[.$C45]);0;IF(MOD([.M$12]-[.$B45]; [.$D45]) = 0; [.$E45]; 0))" office:value-type="float" office:value="0" calcext:value-type="float">
            <text:p>0</text:p>
          </table:table-cell>
          <table:table-cell table:formula="of:=IF(OR([.N$12]&lt;[.$B45];[.N$12]&gt;[.$C45]);0;IF(MOD([.N$12]-[.$B45]; [.$D45]) = 0; [.$E45]; 0))" office:value-type="float" office:value="0" calcext:value-type="float">
            <text:p>0</text:p>
          </table:table-cell>
          <table:table-cell table:formula="of:=IF(OR([.O$12]&lt;[.$B45];[.O$12]&gt;[.$C45]);0;IF(MOD([.O$12]-[.$B45]; [.$D45]) = 0; [.$E45]; 0))" office:value-type="float" office:value="0" calcext:value-type="float">
            <text:p>0</text:p>
          </table:table-cell>
          <table:table-cell table:formula="of:=IF(OR([.P$12]&lt;[.$B45];[.P$12]&gt;[.$C45]);0;IF(MOD([.P$12]-[.$B45]; [.$D45]) = 0; [.$E45]; 0)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6];[.G$12]&gt;[.$C46]);0;IF(MOD([.G$12]-[.$B46]; [.$D46]) = 0; [.$E46]; 0))" office:value-type="float" office:value="0" calcext:value-type="float">
            <text:p>0</text:p>
          </table:table-cell>
          <table:table-cell table:formula="of:=IF(OR([.H$12]&lt;[.$B46];[.H$12]&gt;[.$C46]);0;IF(MOD([.H$12]-[.$B46]; [.$D46]) = 0; [.$E46]; 0))" office:value-type="float" office:value="25000" calcext:value-type="float">
            <text:p>25000</text:p>
          </table:table-cell>
          <table:table-cell table:formula="of:=IF(OR([.I$12]&lt;[.$B46];[.I$12]&gt;[.$C46]);0;IF(MOD([.I$12]-[.$B46]; [.$D46]) = 0; [.$E46]; 0))" office:value-type="float" office:value="0" calcext:value-type="float">
            <text:p>0</text:p>
          </table:table-cell>
          <table:table-cell table:formula="of:=IF(OR([.J$12]&lt;[.$B46];[.J$12]&gt;[.$C46]);0;IF(MOD([.J$12]-[.$B46]; [.$D46]) = 0; [.$E46]; 0))" office:value-type="float" office:value="25000" calcext:value-type="float">
            <text:p>25000</text:p>
          </table:table-cell>
          <table:table-cell table:formula="of:=IF(OR([.K$12]&lt;[.$B46];[.K$12]&gt;[.$C46]);0;IF(MOD([.K$12]-[.$B46]; [.$D46]) = 0; [.$E46]; 0))" office:value-type="float" office:value="0" calcext:value-type="float">
            <text:p>0</text:p>
          </table:table-cell>
          <table:table-cell table:formula="of:=IF(OR([.L$12]&lt;[.$B46];[.L$12]&gt;[.$C46]);0;IF(MOD([.L$12]-[.$B46]; [.$D46]) = 0; [.$E46]; 0))" office:value-type="float" office:value="25000" calcext:value-type="float">
            <text:p>25000</text:p>
          </table:table-cell>
          <table:table-cell table:formula="of:=IF(OR([.M$12]&lt;[.$B46];[.M$12]&gt;[.$C46]);0;IF(MOD([.M$12]-[.$B46]; [.$D46]) = 0; [.$E46]; 0))" office:value-type="float" office:value="0" calcext:value-type="float">
            <text:p>0</text:p>
          </table:table-cell>
          <table:table-cell table:formula="of:=IF(OR([.N$12]&lt;[.$B46];[.N$12]&gt;[.$C46]);0;IF(MOD([.N$12]-[.$B46]; [.$D46]) = 0; [.$E46]; 0))" office:value-type="float" office:value="0" calcext:value-type="float">
            <text:p>0</text:p>
          </table:table-cell>
          <table:table-cell table:formula="of:=IF(OR([.O$12]&lt;[.$B46];[.O$12]&gt;[.$C46]);0;IF(MOD([.O$12]-[.$B46]; [.$D46]) = 0; [.$E46]; 0))" office:value-type="float" office:value="0" calcext:value-type="float">
            <text:p>0</text:p>
          </table:table-cell>
          <table:table-cell table:formula="of:=IF(OR([.P$12]&lt;[.$B46];[.P$12]&gt;[.$C46]);0;IF(MOD([.P$12]-[.$B46]; [.$D46]) = 0; [.$E4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2]&lt;[.$B47];[.G$12]&gt;[.$C47]);0;IF(MOD([.G$12]-[.$B47]; [.$D47]) = 0; [.$E47]; 0))" office:value-type="float" office:value="0" calcext:value-type="float">
            <text:p>0</text:p>
          </table:table-cell>
          <table:table-cell table:formula="of:=IF(OR([.H$12]&lt;[.$B47];[.H$12]&gt;[.$C47]);0;IF(MOD([.H$12]-[.$B47]; [.$D47]) = 0; [.$E47]; 0))" office:value-type="float" office:value="6000" calcext:value-type="float">
            <text:p>6000</text:p>
          </table:table-cell>
          <table:table-cell table:formula="of:=IF(OR([.I$12]&lt;[.$B47];[.I$12]&gt;[.$C47]);0;IF(MOD([.I$12]-[.$B47]; [.$D47]) = 0; [.$E47]; 0))" office:value-type="float" office:value="0" calcext:value-type="float">
            <text:p>0</text:p>
          </table:table-cell>
          <table:table-cell table:formula="of:=IF(OR([.J$12]&lt;[.$B47];[.J$12]&gt;[.$C47]);0;IF(MOD([.J$12]-[.$B47]; [.$D47]) = 0; [.$E47]; 0))" office:value-type="float" office:value="6000" calcext:value-type="float">
            <text:p>6000</text:p>
          </table:table-cell>
          <table:table-cell table:formula="of:=IF(OR([.K$12]&lt;[.$B47];[.K$12]&gt;[.$C47]);0;IF(MOD([.K$12]-[.$B47]; [.$D47]) = 0; [.$E47]; 0))" office:value-type="float" office:value="0" calcext:value-type="float">
            <text:p>0</text:p>
          </table:table-cell>
          <table:table-cell table:formula="of:=IF(OR([.L$12]&lt;[.$B47];[.L$12]&gt;[.$C47]);0;IF(MOD([.L$12]-[.$B47]; [.$D47]) = 0; [.$E47]; 0))" office:value-type="float" office:value="0" calcext:value-type="float">
            <text:p>0</text:p>
          </table:table-cell>
          <table:table-cell table:formula="of:=IF(OR([.M$12]&lt;[.$B47];[.M$12]&gt;[.$C47]);0;IF(MOD([.M$12]-[.$B47]; [.$D47]) = 0; [.$E47]; 0))" office:value-type="float" office:value="0" calcext:value-type="float">
            <text:p>0</text:p>
          </table:table-cell>
          <table:table-cell table:formula="of:=IF(OR([.N$12]&lt;[.$B47];[.N$12]&gt;[.$C47]);0;IF(MOD([.N$12]-[.$B47]; [.$D47]) = 0; [.$E47]; 0))" office:value-type="float" office:value="0" calcext:value-type="float">
            <text:p>0</text:p>
          </table:table-cell>
          <table:table-cell table:formula="of:=IF(OR([.O$12]&lt;[.$B47];[.O$12]&gt;[.$C47]);0;IF(MOD([.O$12]-[.$B47]; [.$D47]) = 0; [.$E47]; 0))" office:value-type="float" office:value="0" calcext:value-type="float">
            <text:p>0</text:p>
          </table:table-cell>
          <table:table-cell table:formula="of:=IF(OR([.P$12]&lt;[.$B47];[.P$12]&gt;[.$C47]);0;IF(MOD([.P$12]-[.$B47]; [.$D47]) = 0; [.$E4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2]&lt;[.$B48];[.G$12]&gt;[.$C48]);0;IF(MOD([.G$12]-[.$B48]; [.$D48]) = 0; [.$E48]; 0))" office:value-type="float" office:value="0" calcext:value-type="float">
            <text:p>0</text:p>
          </table:table-cell>
          <table:table-cell table:formula="of:=IF(OR([.H$12]&lt;[.$B48];[.H$12]&gt;[.$C48]);0;IF(MOD([.H$12]-[.$B48]; [.$D48]) = 0; [.$E48]; 0))" office:value-type="float" office:value="0" calcext:value-type="float">
            <text:p>0</text:p>
          </table:table-cell>
          <table:table-cell table:formula="of:=IF(OR([.I$12]&lt;[.$B48];[.I$12]&gt;[.$C48]);0;IF(MOD([.I$12]-[.$B48]; [.$D48]) = 0; [.$E48]; 0))" office:value-type="float" office:value="0" calcext:value-type="float">
            <text:p>0</text:p>
          </table:table-cell>
          <table:table-cell table:formula="of:=IF(OR([.J$12]&lt;[.$B48];[.J$12]&gt;[.$C48]);0;IF(MOD([.J$12]-[.$B48]; [.$D48]) = 0; [.$E48]; 0))" office:value-type="float" office:value="0" calcext:value-type="float">
            <text:p>0</text:p>
          </table:table-cell>
          <table:table-cell table:formula="of:=IF(OR([.K$12]&lt;[.$B48];[.K$12]&gt;[.$C48]);0;IF(MOD([.K$12]-[.$B48]; [.$D48]) = 0; [.$E48]; 0))" office:value-type="float" office:value="0" calcext:value-type="float">
            <text:p>0</text:p>
          </table:table-cell>
          <table:table-cell table:formula="of:=IF(OR([.L$12]&lt;[.$B48];[.L$12]&gt;[.$C48]);0;IF(MOD([.L$12]-[.$B48]; [.$D48]) = 0; [.$E48]; 0))" office:value-type="float" office:value="0" calcext:value-type="float">
            <text:p>0</text:p>
          </table:table-cell>
          <table:table-cell table:formula="of:=IF(OR([.M$12]&lt;[.$B48];[.M$12]&gt;[.$C48]);0;IF(MOD([.M$12]-[.$B48]; [.$D48]) = 0; [.$E48]; 0))" office:value-type="float" office:value="160000" calcext:value-type="float">
            <text:p>160000</text:p>
          </table:table-cell>
          <table:table-cell table:formula="of:=IF(OR([.N$12]&lt;[.$B48];[.N$12]&gt;[.$C48]);0;IF(MOD([.N$12]-[.$B48]; [.$D48]) = 0; [.$E48]; 0))" office:value-type="float" office:value="0" calcext:value-type="float">
            <text:p>0</text:p>
          </table:table-cell>
          <table:table-cell table:formula="of:=IF(OR([.O$12]&lt;[.$B48];[.O$12]&gt;[.$C48]);0;IF(MOD([.O$12]-[.$B48]; [.$D48]) = 0; [.$E48]; 0))" office:value-type="float" office:value="0" calcext:value-type="float">
            <text:p>0</text:p>
          </table:table-cell>
          <table:table-cell table:formula="of:=IF(OR([.P$12]&lt;[.$B48];[.P$12]&gt;[.$C48]);0;IF(MOD([.P$12]-[.$B48]; [.$D48]) = 0; [.$E48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49];[.G$12]&gt;[.$C49]);0;IF(MOD([.G$12]-[.$B49]; [.$D49]) = 0; [.$E49]; 0))" office:value-type="float" office:value="0" calcext:value-type="float">
            <text:p>0</text:p>
          </table:table-cell>
          <table:table-cell table:formula="of:=IF(OR([.H$12]&lt;[.$B49];[.H$12]&gt;[.$C49]);0;IF(MOD([.H$12]-[.$B49]; [.$D49]) = 0; [.$E49]; 0))" office:value-type="float" office:value="0" calcext:value-type="float">
            <text:p>0</text:p>
          </table:table-cell>
          <table:table-cell table:formula="of:=IF(OR([.I$12]&lt;[.$B49];[.I$12]&gt;[.$C49]);0;IF(MOD([.I$12]-[.$B49]; [.$D49]) = 0; [.$E49]; 0))" office:value-type="float" office:value="0" calcext:value-type="float">
            <text:p>0</text:p>
          </table:table-cell>
          <table:table-cell table:formula="of:=IF(OR([.J$12]&lt;[.$B49];[.J$12]&gt;[.$C49]);0;IF(MOD([.J$12]-[.$B49]; [.$D49]) = 0; [.$E49]; 0))" office:value-type="float" office:value="0" calcext:value-type="float">
            <text:p>0</text:p>
          </table:table-cell>
          <table:table-cell table:formula="of:=IF(OR([.K$12]&lt;[.$B49];[.K$12]&gt;[.$C49]);0;IF(MOD([.K$12]-[.$B49]; [.$D49]) = 0; [.$E49]; 0))" office:value-type="float" office:value="0" calcext:value-type="float">
            <text:p>0</text:p>
          </table:table-cell>
          <table:table-cell table:formula="of:=IF(OR([.L$12]&lt;[.$B49];[.L$12]&gt;[.$C49]);0;IF(MOD([.L$12]-[.$B49]; [.$D49]) = 0; [.$E49]; 0))" office:value-type="float" office:value="0" calcext:value-type="float">
            <text:p>0</text:p>
          </table:table-cell>
          <table:table-cell table:formula="of:=IF(OR([.M$12]&lt;[.$B49];[.M$12]&gt;[.$C49]);0;IF(MOD([.M$12]-[.$B49]; [.$D49]) = 0; [.$E49]; 0))" office:value-type="float" office:value="0" calcext:value-type="float">
            <text:p>0</text:p>
          </table:table-cell>
          <table:table-cell table:formula="of:=IF(OR([.N$12]&lt;[.$B49];[.N$12]&gt;[.$C49]);0;IF(MOD([.N$12]-[.$B49]; [.$D49]) = 0; [.$E49]; 0))" office:value-type="float" office:value="0" calcext:value-type="float">
            <text:p>0</text:p>
          </table:table-cell>
          <table:table-cell table:formula="of:=IF(OR([.O$12]&lt;[.$B49];[.O$12]&gt;[.$C49]);0;IF(MOD([.O$12]-[.$B49]; [.$D49]) = 0; [.$E49]; 0))" office:value-type="float" office:value="0" calcext:value-type="float">
            <text:p>0</text:p>
          </table:table-cell>
          <table:table-cell table:formula="of:=IF(OR([.P$12]&lt;[.$B49];[.P$12]&gt;[.$C49]);0;IF(MOD([.P$12]-[.$B49]; [.$D49]) = 0; [.$E4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0];[.G$12]&gt;[.$C50]);0;IF(MOD([.G$12]-[.$B50]; [.$D50]) = 0; [.$E50]; 0))" office:value-type="float" office:value="0" calcext:value-type="float">
            <text:p>0</text:p>
          </table:table-cell>
          <table:table-cell table:formula="of:=IF(OR([.H$12]&lt;[.$B50];[.H$12]&gt;[.$C50]);0;IF(MOD([.H$12]-[.$B50]; [.$D50]) = 0; [.$E50]; 0))" office:value-type="float" office:value="0" calcext:value-type="float">
            <text:p>0</text:p>
          </table:table-cell>
          <table:table-cell table:formula="of:=IF(OR([.I$12]&lt;[.$B50];[.I$12]&gt;[.$C50]);0;IF(MOD([.I$12]-[.$B50]; [.$D50]) = 0; [.$E50]; 0))" office:value-type="float" office:value="0" calcext:value-type="float">
            <text:p>0</text:p>
          </table:table-cell>
          <table:table-cell table:formula="of:=IF(OR([.J$12]&lt;[.$B50];[.J$12]&gt;[.$C50]);0;IF(MOD([.J$12]-[.$B50]; [.$D50]) = 0; [.$E50]; 0))" office:value-type="float" office:value="0" calcext:value-type="float">
            <text:p>0</text:p>
          </table:table-cell>
          <table:table-cell table:formula="of:=IF(OR([.K$12]&lt;[.$B50];[.K$12]&gt;[.$C50]);0;IF(MOD([.K$12]-[.$B50]; [.$D50]) = 0; [.$E50]; 0))" office:value-type="float" office:value="0" calcext:value-type="float">
            <text:p>0</text:p>
          </table:table-cell>
          <table:table-cell table:formula="of:=IF(OR([.L$12]&lt;[.$B50];[.L$12]&gt;[.$C50]);0;IF(MOD([.L$12]-[.$B50]; [.$D50]) = 0; [.$E50]; 0))" office:value-type="float" office:value="0" calcext:value-type="float">
            <text:p>0</text:p>
          </table:table-cell>
          <table:table-cell table:formula="of:=IF(OR([.M$12]&lt;[.$B50];[.M$12]&gt;[.$C50]);0;IF(MOD([.M$12]-[.$B50]; [.$D50]) = 0; [.$E50]; 0))" office:value-type="float" office:value="0" calcext:value-type="float">
            <text:p>0</text:p>
          </table:table-cell>
          <table:table-cell table:formula="of:=IF(OR([.N$12]&lt;[.$B50];[.N$12]&gt;[.$C50]);0;IF(MOD([.N$12]-[.$B50]; [.$D50]) = 0; [.$E50]; 0))" office:value-type="float" office:value="0" calcext:value-type="float">
            <text:p>0</text:p>
          </table:table-cell>
          <table:table-cell table:formula="of:=IF(OR([.O$12]&lt;[.$B50];[.O$12]&gt;[.$C50]);0;IF(MOD([.O$12]-[.$B50]; [.$D50]) = 0; [.$E50]; 0))" office:value-type="float" office:value="0" calcext:value-type="float">
            <text:p>0</text:p>
          </table:table-cell>
          <table:table-cell table:formula="of:=IF(OR([.P$12]&lt;[.$B50];[.P$12]&gt;[.$C50]);0;IF(MOD([.P$12]-[.$B50]; [.$D50]) = 0; [.$E5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1];[.G$12]&gt;[.$C51]);0;IF(MOD([.G$12]-[.$B51]; [.$D51]) = 0; [.$E51]; 0))" office:value-type="float" office:value="0" calcext:value-type="float">
            <text:p>0</text:p>
          </table:table-cell>
          <table:table-cell table:formula="of:=IF(OR([.H$12]&lt;[.$B51];[.H$12]&gt;[.$C51]);0;IF(MOD([.H$12]-[.$B51]; [.$D51]) = 0; [.$E51]; 0))" office:value-type="float" office:value="0" calcext:value-type="float">
            <text:p>0</text:p>
          </table:table-cell>
          <table:table-cell table:formula="of:=IF(OR([.I$12]&lt;[.$B51];[.I$12]&gt;[.$C51]);0;IF(MOD([.I$12]-[.$B51]; [.$D51]) = 0; [.$E51]; 0))" office:value-type="float" office:value="0" calcext:value-type="float">
            <text:p>0</text:p>
          </table:table-cell>
          <table:table-cell table:formula="of:=IF(OR([.J$12]&lt;[.$B51];[.J$12]&gt;[.$C51]);0;IF(MOD([.J$12]-[.$B51]; [.$D51]) = 0; [.$E51]; 0))" office:value-type="float" office:value="0" calcext:value-type="float">
            <text:p>0</text:p>
          </table:table-cell>
          <table:table-cell table:formula="of:=IF(OR([.K$12]&lt;[.$B51];[.K$12]&gt;[.$C51]);0;IF(MOD([.K$12]-[.$B51]; [.$D51]) = 0; [.$E51]; 0))" office:value-type="float" office:value="0" calcext:value-type="float">
            <text:p>0</text:p>
          </table:table-cell>
          <table:table-cell table:formula="of:=IF(OR([.L$12]&lt;[.$B51];[.L$12]&gt;[.$C51]);0;IF(MOD([.L$12]-[.$B51]; [.$D51]) = 0; [.$E51]; 0))" office:value-type="float" office:value="0" calcext:value-type="float">
            <text:p>0</text:p>
          </table:table-cell>
          <table:table-cell table:formula="of:=IF(OR([.M$12]&lt;[.$B51];[.M$12]&gt;[.$C51]);0;IF(MOD([.M$12]-[.$B51]; [.$D51]) = 0; [.$E51]; 0))" office:value-type="float" office:value="0" calcext:value-type="float">
            <text:p>0</text:p>
          </table:table-cell>
          <table:table-cell table:formula="of:=IF(OR([.N$12]&lt;[.$B51];[.N$12]&gt;[.$C51]);0;IF(MOD([.N$12]-[.$B51]; [.$D51]) = 0; [.$E51]; 0))" office:value-type="float" office:value="0" calcext:value-type="float">
            <text:p>0</text:p>
          </table:table-cell>
          <table:table-cell table:formula="of:=IF(OR([.O$12]&lt;[.$B51];[.O$12]&gt;[.$C51]);0;IF(MOD([.O$12]-[.$B51]; [.$D51]) = 0; [.$E51]; 0))" office:value-type="float" office:value="0" calcext:value-type="float">
            <text:p>0</text:p>
          </table:table-cell>
          <table:table-cell table:formula="of:=IF(OR([.P$12]&lt;[.$B51];[.P$12]&gt;[.$C51]);0;IF(MOD([.P$12]-[.$B51]; [.$D51]) = 0; [.$E5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2];[.G$12]&gt;[.$C52]);0;IF(MOD([.G$12]-[.$B52]; [.$D52]) = 0; [.$E52]; 0))" office:value-type="float" office:value="0" calcext:value-type="float">
            <text:p>0</text:p>
          </table:table-cell>
          <table:table-cell table:formula="of:=IF(OR([.H$12]&lt;[.$B52];[.H$12]&gt;[.$C52]);0;IF(MOD([.H$12]-[.$B52]; [.$D52]) = 0; [.$E52]; 0))" office:value-type="float" office:value="0" calcext:value-type="float">
            <text:p>0</text:p>
          </table:table-cell>
          <table:table-cell table:formula="of:=IF(OR([.I$12]&lt;[.$B52];[.I$12]&gt;[.$C52]);0;IF(MOD([.I$12]-[.$B52]; [.$D52]) = 0; [.$E52]; 0))" office:value-type="float" office:value="0" calcext:value-type="float">
            <text:p>0</text:p>
          </table:table-cell>
          <table:table-cell table:formula="of:=IF(OR([.J$12]&lt;[.$B52];[.J$12]&gt;[.$C52]);0;IF(MOD([.J$12]-[.$B52]; [.$D52]) = 0; [.$E52]; 0))" office:value-type="float" office:value="0" calcext:value-type="float">
            <text:p>0</text:p>
          </table:table-cell>
          <table:table-cell table:formula="of:=IF(OR([.K$12]&lt;[.$B52];[.K$12]&gt;[.$C52]);0;IF(MOD([.K$12]-[.$B52]; [.$D52]) = 0; [.$E52]; 0))" office:value-type="float" office:value="0" calcext:value-type="float">
            <text:p>0</text:p>
          </table:table-cell>
          <table:table-cell table:formula="of:=IF(OR([.L$12]&lt;[.$B52];[.L$12]&gt;[.$C52]);0;IF(MOD([.L$12]-[.$B52]; [.$D52]) = 0; [.$E52]; 0))" office:value-type="float" office:value="0" calcext:value-type="float">
            <text:p>0</text:p>
          </table:table-cell>
          <table:table-cell table:formula="of:=IF(OR([.M$12]&lt;[.$B52];[.M$12]&gt;[.$C52]);0;IF(MOD([.M$12]-[.$B52]; [.$D52]) = 0; [.$E52]; 0))" office:value-type="float" office:value="0" calcext:value-type="float">
            <text:p>0</text:p>
          </table:table-cell>
          <table:table-cell table:formula="of:=IF(OR([.N$12]&lt;[.$B52];[.N$12]&gt;[.$C52]);0;IF(MOD([.N$12]-[.$B52]; [.$D52]) = 0; [.$E52]; 0))" office:value-type="float" office:value="0" calcext:value-type="float">
            <text:p>0</text:p>
          </table:table-cell>
          <table:table-cell table:formula="of:=IF(OR([.O$12]&lt;[.$B52];[.O$12]&gt;[.$C52]);0;IF(MOD([.O$12]-[.$B52]; [.$D52]) = 0; [.$E52]; 0))" office:value-type="float" office:value="0" calcext:value-type="float">
            <text:p>0</text:p>
          </table:table-cell>
          <table:table-cell table:formula="of:=IF(OR([.P$12]&lt;[.$B52];[.P$12]&gt;[.$C52]);0;IF(MOD([.P$12]-[.$B52]; [.$D52]) = 0; [.$E5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2]&lt;[.$B53];[.G$12]&gt;[.$C53]);0;IF(MOD([.G$12]-[.$B53]; [.$D53]) = 0; [.$E53]; 0))" office:value-type="float" office:value="0" calcext:value-type="float">
            <text:p>0</text:p>
          </table:table-cell>
          <table:table-cell table:formula="of:=IF(OR([.H$12]&lt;[.$B53];[.H$12]&gt;[.$C53]);0;IF(MOD([.H$12]-[.$B53]; [.$D53]) = 0; [.$E53]; 0))" office:value-type="float" office:value="0" calcext:value-type="float">
            <text:p>0</text:p>
          </table:table-cell>
          <table:table-cell table:formula="of:=IF(OR([.I$12]&lt;[.$B53];[.I$12]&gt;[.$C53]);0;IF(MOD([.I$12]-[.$B53]; [.$D53]) = 0; [.$E53]; 0))" office:value-type="float" office:value="0" calcext:value-type="float">
            <text:p>0</text:p>
          </table:table-cell>
          <table:table-cell table:formula="of:=IF(OR([.J$12]&lt;[.$B53];[.J$12]&gt;[.$C53]);0;IF(MOD([.J$12]-[.$B53]; [.$D53]) = 0; [.$E53]; 0))" office:value-type="float" office:value="0" calcext:value-type="float">
            <text:p>0</text:p>
          </table:table-cell>
          <table:table-cell table:formula="of:=IF(OR([.K$12]&lt;[.$B53];[.K$12]&gt;[.$C53]);0;IF(MOD([.K$12]-[.$B53]; [.$D53]) = 0; [.$E53]; 0))" office:value-type="float" office:value="0" calcext:value-type="float">
            <text:p>0</text:p>
          </table:table-cell>
          <table:table-cell table:formula="of:=IF(OR([.L$12]&lt;[.$B53];[.L$12]&gt;[.$C53]);0;IF(MOD([.L$12]-[.$B53]; [.$D53]) = 0; [.$E53]; 0))" office:value-type="float" office:value="0" calcext:value-type="float">
            <text:p>0</text:p>
          </table:table-cell>
          <table:table-cell table:formula="of:=IF(OR([.M$12]&lt;[.$B53];[.M$12]&gt;[.$C53]);0;IF(MOD([.M$12]-[.$B53]; [.$D53]) = 0; [.$E53]; 0))" office:value-type="float" office:value="48000" calcext:value-type="float">
            <text:p>48000</text:p>
          </table:table-cell>
          <table:table-cell table:formula="of:=IF(OR([.N$12]&lt;[.$B53];[.N$12]&gt;[.$C53]);0;IF(MOD([.N$12]-[.$B53]; [.$D53]) = 0; [.$E53]; 0))" office:value-type="float" office:value="0" calcext:value-type="float">
            <text:p>0</text:p>
          </table:table-cell>
          <table:table-cell table:formula="of:=IF(OR([.O$12]&lt;[.$B53];[.O$12]&gt;[.$C53]);0;IF(MOD([.O$12]-[.$B53]; [.$D53]) = 0; [.$E53]; 0))" office:value-type="float" office:value="0" calcext:value-type="float">
            <text:p>0</text:p>
          </table:table-cell>
          <table:table-cell table:formula="of:=IF(OR([.P$12]&lt;[.$B53];[.P$12]&gt;[.$C53]);0;IF(MOD([.P$12]-[.$B53]; [.$D53]) = 0; [.$E53]; 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26k in 2009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4];[.G$12]&gt;[.$C54]);0;IF(MOD([.G$12]-[.$B54]; [.$D54]) = 0; [.$E54]; 0))" office:value-type="float" office:value="0" calcext:value-type="float">
            <text:p>0</text:p>
          </table:table-cell>
          <table:table-cell table:formula="of:=IF(OR([.H$12]&lt;[.$B54];[.H$12]&gt;[.$C54]);0;IF(MOD([.H$12]-[.$B54]; [.$D54]) = 0; [.$E54]; 0))" office:value-type="float" office:value="0" calcext:value-type="float">
            <text:p>0</text:p>
          </table:table-cell>
          <table:table-cell table:formula="of:=IF(OR([.I$12]&lt;[.$B54];[.I$12]&gt;[.$C54]);0;IF(MOD([.I$12]-[.$B54]; [.$D54]) = 0; [.$E54]; 0))" office:value-type="float" office:value="0" calcext:value-type="float">
            <text:p>0</text:p>
          </table:table-cell>
          <table:table-cell table:formula="of:=IF(OR([.J$12]&lt;[.$B54];[.J$12]&gt;[.$C54]);0;IF(MOD([.J$12]-[.$B54]; [.$D54]) = 0; [.$E54]; 0))" office:value-type="float" office:value="0" calcext:value-type="float">
            <text:p>0</text:p>
          </table:table-cell>
          <table:table-cell table:formula="of:=IF(OR([.K$12]&lt;[.$B54];[.K$12]&gt;[.$C54]);0;IF(MOD([.K$12]-[.$B54]; [.$D54]) = 0; [.$E54]; 0))" office:value-type="float" office:value="0" calcext:value-type="float">
            <text:p>0</text:p>
          </table:table-cell>
          <table:table-cell table:formula="of:=IF(OR([.L$12]&lt;[.$B54];[.L$12]&gt;[.$C54]);0;IF(MOD([.L$12]-[.$B54]; [.$D54]) = 0; [.$E54]; 0))" office:value-type="float" office:value="0" calcext:value-type="float">
            <text:p>0</text:p>
          </table:table-cell>
          <table:table-cell table:formula="of:=IF(OR([.M$12]&lt;[.$B54];[.M$12]&gt;[.$C54]);0;IF(MOD([.M$12]-[.$B54]; [.$D54]) = 0; [.$E54]; 0))" office:value-type="float" office:value="0" calcext:value-type="float">
            <text:p>0</text:p>
          </table:table-cell>
          <table:table-cell table:formula="of:=IF(OR([.N$12]&lt;[.$B54];[.N$12]&gt;[.$C54]);0;IF(MOD([.N$12]-[.$B54]; [.$D54]) = 0; [.$E54]; 0))" office:value-type="float" office:value="0" calcext:value-type="float">
            <text:p>0</text:p>
          </table:table-cell>
          <table:table-cell table:formula="of:=IF(OR([.O$12]&lt;[.$B54];[.O$12]&gt;[.$C54]);0;IF(MOD([.O$12]-[.$B54]; [.$D54]) = 0; [.$E54]; 0))" office:value-type="float" office:value="0" calcext:value-type="float">
            <text:p>0</text:p>
          </table:table-cell>
          <table:table-cell table:formula="of:=IF(OR([.P$12]&lt;[.$B54];[.P$12]&gt;[.$C54]);0;IF(MOD([.P$12]-[.$B54]; [.$D54]) = 0; [.$E5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5];[.G$12]&gt;[.$C55]);0;IF(MOD([.G$12]-[.$B55]; [.$D55]) = 0; [.$E55]; 0))" office:value-type="float" office:value="0" calcext:value-type="float">
            <text:p>0</text:p>
          </table:table-cell>
          <table:table-cell table:formula="of:=IF(OR([.H$12]&lt;[.$B55];[.H$12]&gt;[.$C55]);0;IF(MOD([.H$12]-[.$B55]; [.$D55]) = 0; [.$E55]; 0))" office:value-type="float" office:value="0" calcext:value-type="float">
            <text:p>0</text:p>
          </table:table-cell>
          <table:table-cell table:formula="of:=IF(OR([.I$12]&lt;[.$B55];[.I$12]&gt;[.$C55]);0;IF(MOD([.I$12]-[.$B55]; [.$D55]) = 0; [.$E55]; 0))" office:value-type="float" office:value="0" calcext:value-type="float">
            <text:p>0</text:p>
          </table:table-cell>
          <table:table-cell table:formula="of:=IF(OR([.J$12]&lt;[.$B55];[.J$12]&gt;[.$C55]);0;IF(MOD([.J$12]-[.$B55]; [.$D55]) = 0; [.$E55]; 0))" office:value-type="float" office:value="0" calcext:value-type="float">
            <text:p>0</text:p>
          </table:table-cell>
          <table:table-cell table:formula="of:=IF(OR([.K$12]&lt;[.$B55];[.K$12]&gt;[.$C55]);0;IF(MOD([.K$12]-[.$B55]; [.$D55]) = 0; [.$E55]; 0))" office:value-type="float" office:value="0" calcext:value-type="float">
            <text:p>0</text:p>
          </table:table-cell>
          <table:table-cell table:formula="of:=IF(OR([.L$12]&lt;[.$B55];[.L$12]&gt;[.$C55]);0;IF(MOD([.L$12]-[.$B55]; [.$D55]) = 0; [.$E55]; 0))" office:value-type="float" office:value="0" calcext:value-type="float">
            <text:p>0</text:p>
          </table:table-cell>
          <table:table-cell table:formula="of:=IF(OR([.M$12]&lt;[.$B55];[.M$12]&gt;[.$C55]);0;IF(MOD([.M$12]-[.$B55]; [.$D55]) = 0; [.$E55]; 0))" office:value-type="float" office:value="0" calcext:value-type="float">
            <text:p>0</text:p>
          </table:table-cell>
          <table:table-cell table:formula="of:=IF(OR([.N$12]&lt;[.$B55];[.N$12]&gt;[.$C55]);0;IF(MOD([.N$12]-[.$B55]; [.$D55]) = 0; [.$E55]; 0))" office:value-type="float" office:value="0" calcext:value-type="float">
            <text:p>0</text:p>
          </table:table-cell>
          <table:table-cell table:formula="of:=IF(OR([.O$12]&lt;[.$B55];[.O$12]&gt;[.$C55]);0;IF(MOD([.O$12]-[.$B55]; [.$D55]) = 0; [.$E55]; 0))" office:value-type="float" office:value="0" calcext:value-type="float">
            <text:p>0</text:p>
          </table:table-cell>
          <table:table-cell table:formula="of:=IF(OR([.P$12]&lt;[.$B55];[.P$12]&gt;[.$C55]);0;IF(MOD([.P$12]-[.$B55]; [.$D55]) = 0; [.$E5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6];[.G$12]&gt;[.$C56]);0;IF(MOD([.G$12]-[.$B56]; [.$D56]) = 0; [.$E56]; 0))" office:value-type="float" office:value="0" calcext:value-type="float">
            <text:p>0</text:p>
          </table:table-cell>
          <table:table-cell table:formula="of:=IF(OR([.H$12]&lt;[.$B56];[.H$12]&gt;[.$C56]);0;IF(MOD([.H$12]-[.$B56]; [.$D56]) = 0; [.$E56]; 0))" office:value-type="float" office:value="0" calcext:value-type="float">
            <text:p>0</text:p>
          </table:table-cell>
          <table:table-cell table:formula="of:=IF(OR([.I$12]&lt;[.$B56];[.I$12]&gt;[.$C56]);0;IF(MOD([.I$12]-[.$B56]; [.$D56]) = 0; [.$E56]; 0))" office:value-type="float" office:value="0" calcext:value-type="float">
            <text:p>0</text:p>
          </table:table-cell>
          <table:table-cell table:formula="of:=IF(OR([.J$12]&lt;[.$B56];[.J$12]&gt;[.$C56]);0;IF(MOD([.J$12]-[.$B56]; [.$D56]) = 0; [.$E56]; 0))" office:value-type="float" office:value="0" calcext:value-type="float">
            <text:p>0</text:p>
          </table:table-cell>
          <table:table-cell table:formula="of:=IF(OR([.K$12]&lt;[.$B56];[.K$12]&gt;[.$C56]);0;IF(MOD([.K$12]-[.$B56]; [.$D56]) = 0; [.$E56]; 0))" office:value-type="float" office:value="0" calcext:value-type="float">
            <text:p>0</text:p>
          </table:table-cell>
          <table:table-cell table:formula="of:=IF(OR([.L$12]&lt;[.$B56];[.L$12]&gt;[.$C56]);0;IF(MOD([.L$12]-[.$B56]; [.$D56]) = 0; [.$E56]; 0))" office:value-type="float" office:value="0" calcext:value-type="float">
            <text:p>0</text:p>
          </table:table-cell>
          <table:table-cell table:formula="of:=IF(OR([.M$12]&lt;[.$B56];[.M$12]&gt;[.$C56]);0;IF(MOD([.M$12]-[.$B56]; [.$D56]) = 0; [.$E56]; 0))" office:value-type="float" office:value="0" calcext:value-type="float">
            <text:p>0</text:p>
          </table:table-cell>
          <table:table-cell table:formula="of:=IF(OR([.N$12]&lt;[.$B56];[.N$12]&gt;[.$C56]);0;IF(MOD([.N$12]-[.$B56]; [.$D56]) = 0; [.$E56]; 0))" office:value-type="float" office:value="0" calcext:value-type="float">
            <text:p>0</text:p>
          </table:table-cell>
          <table:table-cell table:formula="of:=IF(OR([.O$12]&lt;[.$B56];[.O$12]&gt;[.$C56]);0;IF(MOD([.O$12]-[.$B56]; [.$D56]) = 0; [.$E56]; 0))" office:value-type="float" office:value="0" calcext:value-type="float">
            <text:p>0</text:p>
          </table:table-cell>
          <table:table-cell table:formula="of:=IF(OR([.P$12]&lt;[.$B56];[.P$12]&gt;[.$C56]);0;IF(MOD([.P$12]-[.$B56]; [.$D56]) = 0; [.$E56]; 0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4">
          <table:table-cell table:number-columns-repeated="19"/>
        </table:table-row>
        <table:table-row table:style-name="ro1" table:number-rows-repeated="3">
          <table:table-cell table:style-name="ce3"/>
          <table:table-cell table:style-name="ce9" table:number-columns-repeated="4"/>
          <table:table-cell table:number-columns-repeated="14"/>
        </table:table-row>
        <table:table-row table:style-name="ro1">
          <table:table-cell table:style-name="ce3"/>
          <table:table-cell table:style-name="ce9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5:20:03.697982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5T15:28:32.586633046</dc:date>
    <meta:editing-duration>PT4H51M15S</meta:editing-duration>
    <meta:editing-cycles>20</meta:editing-cycles>
    <meta:generator>LibreOffice/4.3.7.2$Linux_X86_64 LibreOffice_project/430$Build-2</meta:generator>
    <meta:document-statistic meta:table-count="1" meta:cell-count="543" meta:object-count="0"/>
  </office:meta>
</office:document-meta>
</file>